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ique Olive" svg:font-family="'Antique Olive'"/>
    <style:font-face style:name="Antique Olive1" svg:font-family="'Antique Olive'" style:font-family-generic="swiss"/>
    <style:font-face style:name="Arial" svg:font-family="Arial" style:font-family-generic="swiss" style:font-pitch="variable"/>
    <style:font-face style:name="Arial1" svg:font-family="Arial"/>
    <style:font-face style:name="Comic Sans MS" svg:font-family="'Comic Sans MS'" style:font-family-generic="script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1.593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702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1.842cm"/>
    </style:style>
    <style:style style:name="co13" style:family="table-column">
      <style:table-column-properties fo:break-before="auto" style:column-width="1.536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646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2.376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cm" fo:break-before="auto" style:use-optimal-row-height="true"/>
    </style:style>
    <style:style style:name="ta1" style:family="table" style:master-page-name="PageStyle_5f_TUTT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31363b" style:direction="ltr" fo:border-right="none" style:rotation-angle="0" style:rotation-align="none" style:shrink-to-fit="false" fo:border-top="1.76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31363b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0.74pt solid #31363b" fo:background-color="#ffcc00" style:diagonal-bl-tr="none" style:diagonal-tl-br="none" style:text-align-source="fix" style:repeat-content="false" fo:wrap-option="no-wrap" fo:border-left="1.76pt solid #31363b" style:direction="ltr" fo:border-right="0.74pt solid #31363b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31363b" fo:background-color="#7ffe00" style:diagonal-bl-tr="none" style:diagonal-tl-br="none" style:text-align-source="fix" style:repeat-content="false" fo:wrap-option="no-wrap" fo:border-left="1.76pt solid #31363b" style:direction="ltr" fo:border-right="0.74pt solid #31363b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100">
      <style:table-cell-properties fo:border-bottom="1.76pt solid #31363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1363b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-bottom="0.74pt solid #31363b" style:diagonal-bl-tr="none" style:diagonal-tl-br="none" style:text-align-source="value-type" style:repeat-content="false" fo:wrap-option="no-wrap" fo:border-left="none" style:direction="ltr" fo:border-right="0.74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0" style:family="table-cell" style:parent-style-name="Default">
      <style:table-cell-properties style:rotation-align="none"/>
    </style:style>
    <style:style style:name="ce1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7ffe00"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31363b" fo:background-color="#ffff00" style:diagonal-bl-tr="none" style:diagonal-tl-br="none" style:text-align-source="fix" style:repeat-content="false" fo:wrap-option="no-wrap" fo:border-left="none" style:direction="ltr" fo:border-right="0.74pt solid #31363b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background-color="#7ffe00"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value-type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31363b" fo:background-color="#7ffe00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1.76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31363b" fo:background-color="#7ffe00" style:diagonal-bl-tr="none" style:diagonal-tl-br="none" style:text-align-source="value-type" style:repeat-content="false" fo:wrap-option="no-wrap" fo:border-left="0.74pt solid #31363b" style:direction="ltr" fo:border-right="1.76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1.76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2">
      <style:table-cell-properties fo:border-bottom="0.74pt solid #31363b" fo:background-color="#7ffe00" style:diagonal-bl-tr="none" style:diagonal-tl-br="none" style:text-align-source="value-type" style:repeat-content="false" fo:wrap-option="no-wrap" fo:border-left="0.74pt solid #31363b" style:direction="ltr" fo:border-right="1.76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4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1.76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fo:border-bottom="0.74pt solid #31363b" fo:background-color="#7ffe00" style:diagonal-bl-tr="none" style:diagonal-tl-br="none" style:text-align-source="value-type" style:repeat-content="false" fo:wrap-option="no-wrap" fo:border-left="0.74pt solid #31363b" style:direction="ltr" fo:border-right="1.76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2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fo:border-bottom="0.74pt solid #31363b" fo:background-color="#7ffe00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31363b" style:direction="ltr" fo:border-right="0.74pt solid #31363b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0.74pt solid #31363b" style:diagonal-bl-tr="none" style:diagonal-tl-br="none" style:text-align-source="fix" style:repeat-content="false" fo:wrap-option="no-wrap" fo:border-left="0.74pt solid #31363b" style:direction="ltr" fo:border-right="0.74pt solid #31363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none" fo:background-color="#969696" style:diagonal-bl-tr="none" style:diagonal-tl-br="none" style:text-align-source="value-type" style:repeat-content="false" fo:wrap-option="no-wrap" fo:border-left="0.74pt solid #31363b" style:direction="ltr" fo:border-right="0.74pt solid #31363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2">
      <style:table-cell-properties fo:background-color="#7ffe00"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2">
      <style:table-cell-properties fo:border-bottom="0.74pt solid #31363b" style:diagonal-bl-tr="none" style:diagonal-tl-br="none" style:text-align-source="fix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order-bottom="none" fo:background-color="#969696" style:diagonal-bl-tr="none" style:diagonal-tl-br="none" style:text-align-source="value-type" style:repeat-content="false" fo:wrap-option="no-wrap" fo:border-left="0.74pt solid #31363b" style:direction="ltr" fo:border-right="0.74pt solid #31363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31363b" style:direction="ltr" fo:border-right="0.74pt solid #31363b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0.74pt solid #31363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31363b" fo:background-color="#969696" style:diagonal-bl-tr="none" style:diagonal-tl-br="none" style:text-align-source="value-type" style:repeat-content="false" fo:wrap-option="no-wrap" fo:border-left="0.74pt solid #31363b" style:direction="ltr" fo:border-right="0.74pt solid #31363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2">
      <style:table-cell-properties fo:border-bottom="0.74pt solid #31363b" style:diagonal-bl-tr="none" style:diagonal-tl-br="none" style:text-align-source="value-type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order-bottom="0.74pt solid #31363b" style:diagonal-bl-tr="none" style:diagonal-tl-br="none" style:text-align-source="fix" style:repeat-content="false" fo:wrap-option="no-wrap" fo:border-left="0.74pt solid #31363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fo:background-color="#7ffe00"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order-bottom="0.74pt solid #31363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7ffe00"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31363b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0.74pt solid #31363b" style:diagonal-bl-tr="none" style:diagonal-tl-br="none" style:text-align-source="fix" style:repeat-content="false" fo:wrap-option="no-wrap" fo:border-left="none" style:direction="ltr" fo:border-right="0.74pt solid #31363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fo:border-bottom="0.74pt solid #31363b" style:diagonal-bl-tr="none" style:diagonal-tl-br="none" style:text-align-source="fix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order-bottom="0.74pt solid #31363b" fo:background-color="#7ffe00" style:diagonal-bl-tr="none" style:diagonal-tl-br="none" style:text-align-source="fix" style:repeat-content="false" fo:wrap-option="no-wrap" fo:border-left="0.74pt solid #31363b" style:direction="ltr" fo:border-right="none" style:rotation-angle="0" style:rotation-align="none" style:shrink-to-fit="false" fo:border-top="0.74pt solid #31363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31363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ntique Oliv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ntique Oliv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4ea6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d4ea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fo:background-color="#7ffe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ntique Olive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ntique Olive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Default">
      <style:table-cell-properties fo:border-bottom="none" fo:background-color="#d4ea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2">
      <style:table-cell-properties fo:background-color="#7ffe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ntique Olive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>
      <style:table-cell-properties fo:background-color="#7ffe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115" style:family="table-cell" style:parent-style-name="Default" style:data-style-name="N2">
      <style:table-cell-properties fo:background-color="#7ffe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ntique Oliv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="0.74pt solid #000000"/>
    </style:style>
    <style:style style:name="ce201" style:family="table-cell" style:parent-style-name="Default" style:data-style-name="N2">
      <style:table-cell-properties fo:border="0.74pt solid #000000"/>
    </style:style>
    <style:style style:name="ce202" style:family="table-cell" style:parent-style-name="Default" style:data-style-name="N3">
      <style:table-cell-properties fo:background-color="#ffff00" fo:border="0.74pt solid #000000"/>
      <style:text-properties fo:color="#c9211e" fo:font-weight="bold" style:font-weight-asian="bold" style:font-weight-complex="bold"/>
    </style:style>
    <style:style style:name="ce203" style:family="table-cell" style:parent-style-name="Default" style:data-style-name="N2"/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5" style:family="table-cell" style:parent-style-name="Default" style:data-style-name="N128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6" style:family="table-cell" style:parent-style-name="Default" style:data-style-name="N128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8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" style:family="table-cell" style:parent-style-name="Default" style:data-style-name="N128">
      <style:table-cell-properties fo:background-color="#ffffcc"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" style:family="table-cell" style:parent-style-name="Default" style:data-style-name="N128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" style:family="table-cell" style:parent-style-name="Default" style:data-style-name="N10113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" style:family="table-cell" style:parent-style-name="Default" style:data-style-name="N10113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1" style:family="table-cell" style:parent-style-name="Default" style:data-style-name="N168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2" style:family="table-cell" style:parent-style-name="Default" style:data-style-name="N169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3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4" style:family="table-cell" style:parent-style-name="Default" style:data-style-name="N168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5" style:family="table-cell" style:parent-style-name="Default" style:data-style-name="N168">
      <style:table-cell-properties fo:background-color="#ccffcc"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6" style:family="table-cell" style:parent-style-name="Default" style:data-style-name="N61"/>
    <style:style style:name="ce22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0" style:family="table-cell" style:parent-style-name="Default" style:data-style-name="N4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1" style:family="table-cell" style:parent-style-name="Default">
      <style:text-properties fo:font-size="12pt" style:font-size-asian="12pt" style:font-size-complex="12pt"/>
    </style:style>
    <style:style style:name="ce232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 style:parent-style-name="Note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924cm" fo:min-width="2.9cm" fo:padding-top="0.113cm" fo:padding-bottom="0.113cm" fo:padding-left="0.113cm" fo:padding-right="0.113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04cm" fo:min-width="2.9cm" fo:padding-top="0.113cm" fo:padding-bottom="0.113cm" fo:padding-left="0.113cm" fo:padding-right="0.113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08cm" fo:min-width="2.9cm" fo:padding-top="0.113cm" fo:padding-bottom="0.113cm" fo:padding-left="0.113cm" fo:padding-right="0.113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468cm" fo:min-width="2.9cm" fo:padding-top="0.113cm" fo:padding-bottom="0.113cm" fo:padding-left="0.113cm" fo:padding-right="0.113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87cm" fo:min-width="2.9cm" fo:padding-top="0.113cm" fo:padding-bottom="0.113cm" fo:padding-left="0.113cm" fo:padding-right="0.113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2.371cm" loext:decorative="false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Roboto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TUTTI" table:style-name="ta1" table:print-ranges="TUTTI.B1:TUTTI.Z12">
        <office:forms form:automatic-focus="false" form:apply-design-mode="false"/>
        <table:table-column table:style-name="co1" table:visibility="collapse" table:default-cell-style-name="ce9"/>
        <table:table-column table:style-name="co2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5" table:visibility="collapse" table:default-cell-style-name="ce26"/>
        <table:table-column table:style-name="co6" table:visibility="collapse" table:default-cell-style-name="ce26"/>
        <table:table-column table:style-name="co7" table:default-cell-style-name="ce26"/>
        <table:table-column table:style-name="co3" table:number-columns-repeated="3" table:default-cell-style-name="ce26"/>
        <table:table-column table:style-name="co6" table:visibility="collapse" table:default-cell-style-name="ce26"/>
        <table:table-column table:style-name="co8" table:number-columns-repeated="2" table:default-cell-style-name="ce26"/>
        <table:table-column table:style-name="co9" table:number-columns-repeated="3" table:default-cell-style-name="ce26"/>
        <table:table-column table:style-name="co1" table:default-cell-style-name="ce26"/>
        <table:table-column table:style-name="co10" table:number-columns-repeated="3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3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7" table:default-cell-style-name="ce26"/>
        <table:table-column table:style-name="co16" table:number-columns-repeated="234" table:default-cell-style-name="ce26"/>
        <table:table-column table:style-name="co18" table:number-columns-repeated="764" table:default-cell-style-name="Default"/>
        <table:table-row table:style-name="ro1">
          <table:table-cell table:style-name="ce133"/>
          <table:table-cell table:style-name="ce138" table:number-columns-repeated="4"/>
          <table:table-cell table:style-name="ce145" table:number-columns-repeated="4"/>
          <table:table-cell table:style-name="ce153" table:number-columns-repeated="2"/>
          <table:table-cell table:style-name="ce155" table:number-columns-repeated="9"/>
          <table:table-cell table:style-name="ce160" office:value-type="string" calcext:value-type="string">
            <text:p>TOT.FERIE</text:p>
          </table:table-cell>
          <table:table-cell table:style-name="ce160" office:value-type="string" calcext:value-type="string">
            <text:p>TOT.PERMESSI</text:p>
          </table:table-cell>
          <table:table-cell table:style-name="ce166" office:value-type="string" calcext:value-type="string">
            <text:p>TOT.GEN</text:p>
          </table:table-cell>
          <table:table-cell table:style-name="ce171" office:value-type="string" calcext:value-type="string">
            <text:p>RATEO </text:p>
          </table:table-cell>
          <table:table-cell table:style-name="ce176" office:value-type="string" calcext:value-type="string">
            <text:p>RATEO</text:p>
          </table:table-cell>
          <table:table-cell table:style-name="ce179" office:value-type="string" calcext:value-type="string">
            <text:p>BANCA</text:p>
          </table:table-cell>
          <table:table-cell table:style-name="ce179" office:value-type="string" calcext:value-type="string">
            <text:p>TOTALE</text:p>
          </table:table-cell>
          <table:table-cell table:style-name="ce100" office:value-type="string" calcext:value-type="string" table:number-columns-spanned="2" table:number-rows-spanned="1">
            <text:p>PREVISIONE A FINE ANNO</text:p>
          </table:table-cell>
          <table:covered-table-cell table:style-name="ce100"/>
          <table:table-cell table:style-name="ce108" office:value-type="string" calcext:value-type="string" table:number-columns-spanned="1" table:number-rows-spanned="2">
            <text:p>PREVISIONE CON BO</text:p>
          </table:table-cell>
          <table:table-cell table:style-name="ce155" table:number-columns-repeated="998"/>
        </table:table-row>
        <table:table-row table:style-name="ro2">
          <table:table-cell table:style-name="ce134"/>
          <table:table-cell table:style-name="ce139" office:value-type="string" calcext:value-type="string">
            <text:p>Agg 31.10.2025</text:p>
          </table:table-cell>
          <table:table-cell table:style-name="ce139" office:value-type="string" calcext:value-type="string">
            <text:p>BU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PR</text:p>
          </table:table-cell>
          <table:table-cell table:style-name="ce146" office:value-type="string" calcext:value-type="string">
            <text:p>netti</text:p>
          </table:table-cell>
          <table:table-cell table:style-name="ce150" office:value-type="string" calcext:value-type="string">
            <text:p>lordi</text:p>
          </table:table-cell>
          <table:table-cell table:style-name="ce146" office:value-type="string" calcext:value-type="string">
            <text:p>netti</text:p>
          </table:table-cell>
          <table:table-cell table:style-name="ce150" office:value-type="string" calcext:value-type="string">
            <text:p>lordi</text:p>
          </table:table-cell>
          <table:table-cell table:style-name="ce146" office:value-type="string" calcext:value-type="string">
            <text:p>netti</text:p>
          </table:table-cell>
          <table:table-cell table:style-name="ce150" office:value-type="string" calcext:value-type="string">
            <text:p>lordi</text:p>
          </table:table-cell>
          <table:table-cell table:style-name="ce151" office:value-type="string" calcext:value-type="string">
            <text:p>(104 ore)</text:p>
          </table:table-cell>
          <table:table-cell table:style-name="ce146" office:value-type="string" calcext:value-type="string">
            <text:p>netti</text:p>
          </table:table-cell>
          <table:table-cell table:style-name="ce150" office:value-type="string" calcext:value-type="string">
            <text:p>lordi</text:p>
          </table:table-cell>
          <table:table-cell table:style-name="ce146" office:value-type="string" calcext:value-type="string">
            <text:p>netti</text:p>
          </table:table-cell>
          <table:table-cell table:style-name="ce150" office:value-type="string" calcext:value-type="string">
            <text:p>lordi</text:p>
          </table:table-cell>
          <table:table-cell table:number-columns-repeated="4" table:style-name="ce158" office:value-type="string" calcext:value-type="string">
            <text:p>(104 ore)</text:p>
          </table:table-cell>
          <table:table-cell table:number-columns-repeated="2" table:style-name="ce161" office:value-type="string" calcext:value-type="string">
            <text:p>GG.NETTI</text:p>
          </table:table-cell>
          <table:table-cell table:style-name="ce167" office:value-type="string" calcext:value-type="string">
            <text:p>GG.NETTI</text:p>
          </table:table-cell>
          <table:table-cell table:style-name="ce172" office:value-type="string" calcext:value-type="string">
            <text:p>FERIE</text:p>
          </table:table-cell>
          <table:table-cell table:style-name="ce177" office:value-type="string" calcext:value-type="string">
            <text:p>PR</text:p>
          </table:table-cell>
          <table:table-cell table:style-name="ce180" office:value-type="string" calcext:value-type="string">
            <text:p>GIORNI</text:p>
          </table:table-cell>
          <table:table-cell table:style-name="ce180" office:value-type="string" calcext:value-type="string">
            <text:p>CON BO</text:p>
          </table:table-cell>
          <table:table-cell table:style-name="ce185" office:value-type="string" calcext:value-type="string">
            <text:p>mesi mancanti=12</text:p>
          </table:table-cell>
          <table:table-cell table:style-name="ce188" office:value-type="float" office:value="2" calcext:value-type="float">
            <text:p>2</text:p>
          </table:table-cell>
          <table:covered-table-cell table:style-name="ce108"/>
          <table:table-cell table:style-name="ce155" table:number-columns-repeated="2"/>
          <table:table-cell table:style-name="ce155" office:value-type="string" calcext:value-type="string">
            <text:p>EE</text:p>
          </table:table-cell>
          <table:table-cell table:style-name="ce155" office:value-type="string" calcext:value-type="string">
            <text:p>SN</text:p>
          </table:table-cell>
          <table:table-cell table:style-name="ce155" office:value-type="string" calcext:value-type="string">
            <text:p>DT</text:p>
          </table:table-cell>
          <table:table-cell table:style-name="ce155" office:value-type="string" calcext:value-type="string">
            <text:p>Struttura</text:p>
          </table:table-cell>
          <table:table-cell table:style-name="ce155" table:number-columns-repeated="992"/>
        </table:table-row>
        <table:table-row table:style-name="ro2">
          <table:table-cell table:style-name="ce134"/>
          <table:table-cell table:style-name="ce140" table:number-columns-repeated="2"/>
          <table:table-cell table:style-name="ce19" office:value-type="string" calcext:value-type="string">
            <text:p>RESIDUI TOTALI</text:p>
          </table:table-cell>
          <table:table-cell table:style-name="ce19"/>
          <table:table-cell table:style-name="ce147" office:value-type="string" calcext:value-type="string">
            <text:p>Fer21/22</text:p>
          </table:table-cell>
          <table:table-cell table:style-name="ce151" office:value-type="string" calcext:value-type="string">
            <text:p>Fe21/22</text:p>
          </table:table-cell>
          <table:table-cell table:style-name="ce147" office:value-type="string" calcext:value-type="string">
            <text:p>Fer22/23</text:p>
          </table:table-cell>
          <table:table-cell table:style-name="ce151" office:value-type="string" calcext:value-type="string">
            <text:p>Fe22/23</text:p>
          </table:table-cell>
          <table:table-cell table:number-columns-repeated="2" table:style-name="ce151" office:value-type="string" calcext:value-type="string">
            <text:p>Fe23/24</text:p>
          </table:table-cell>
          <table:table-cell table:style-name="ce156" office:value-type="string" calcext:value-type="string">
            <text:p>Per 2019</text:p>
          </table:table-cell>
          <table:table-cell table:number-columns-repeated="2" table:style-name="ce151" office:value-type="string" calcext:value-type="string">
            <text:p>Fe24/25</text:p>
          </table:table-cell>
          <table:table-cell table:number-columns-repeated="2" table:style-name="ce151" office:value-type="string" calcext:value-type="string">
            <text:p>Fe25/26</text:p>
          </table:table-cell>
          <table:table-cell table:style-name="ce158" office:value-type="string" calcext:value-type="string">
            <text:p>Per 2022</text:p>
          </table:table-cell>
          <table:table-cell table:style-name="ce158" office:value-type="string" calcext:value-type="string">
            <text:p>Per 2023</text:p>
          </table:table-cell>
          <table:table-cell table:style-name="ce158" office:value-type="string" calcext:value-type="string">
            <text:p>Per 2024</text:p>
          </table:table-cell>
          <table:table-cell table:style-name="ce158" office:value-type="string" calcext:value-type="string">
            <text:p>Per 2025</text:p>
          </table:table-cell>
          <table:table-cell table:style-name="ce162"/>
          <table:table-cell table:style-name="ce165"/>
          <table:table-cell table:style-name="ce168" table:number-columns-repeated="5"/>
          <table:table-cell table:style-name="ce140" table:number-columns-repeated="3"/>
          <table:table-cell table:style-name="ce155" table:number-columns-repeated="998"/>
        </table:table-row>
        <table:table-row table:style-name="ro2">
          <table:table-cell table:style-name="ce135"/>
          <table:table-cell table:style-name="ce141" office:value-type="string" calcext:value-type="string">
            <text:p>Alfredo</text:p>
          </table:table-cell>
          <table:table-cell table:style-name="ce141" office:value-type="string" calcext:value-type="string">
            <text:p>struttura</text:p>
          </table:table-cell>
          <table:table-cell table:style-name="ce141" table:formula="of:=+[.K4]+[.N4]+[.P4]" office:value-type="float" office:value="17.5" calcext:value-type="float">
            <text:p>17,5</text:p>
          </table:table-cell>
          <table:table-cell table:style-name="ce141" table:formula="of:=[.Q4]+[.R4]+[.S4]+[.T4]" office:value-type="float" office:value="92.67" calcext:value-type="float">
            <text:p>92,67</text:p>
          </table:table-cell>
          <table:table-cell table:style-name="ce148" table:formula="of:=[.G4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formula="of:=[.I4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formula="of:=[.K4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5" table:formula="of:=[.N4]/1.2" office:value-type="float" office:value="10.4166666666667" calcext:value-type="float">
            <text:p>10,42</text:p>
          </table:table-cell>
          <table:table-cell table:style-name="ce156" office:value-type="float" office:value="12.5" calcext:value-type="float">
            <text:p>12,5</text:p>
          </table:table-cell>
          <table:table-cell table:style-name="ce42" table:formula="of:=[.P4]/1.2" office:value-type="float" office:value="4.16666666666667" calcext:value-type="float">
            <text:p>4,17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2" table:style-name="ce159" office:value-type="float" office:value="0" calcext:value-type="float">
            <text:p>0,00</text:p>
          </table:table-cell>
          <table:table-cell table:style-name="ce159" office:value-type="float" office:value="6" calcext:value-type="float">
            <text:p>6,00</text:p>
          </table:table-cell>
          <table:table-cell table:style-name="ce159" office:value-type="float" office:value="86.67" calcext:value-type="float">
            <text:p>86,67</text:p>
          </table:table-cell>
          <table:table-cell table:style-name="ce60" table:formula="of:=[.H4]+[.J4]+[.M4]+[.O4]" office:value-type="float" office:value="14.5833333333334" calcext:value-type="float">
            <text:p>14,58</text:p>
          </table:table-cell>
          <table:table-cell table:style-name="ce163" table:formula="of:=SUM([.Q4:.T4])/8" office:value-type="float" office:value="11.58375" calcext:value-type="float">
            <text:p>11,58</text:p>
          </table:table-cell>
          <table:table-cell table:style-name="ce169" table:formula="of:=[.U4]+[.V4]" office:value-type="float" office:value="26.1670833333334" calcext:value-type="float">
            <text:p>26,17</text:p>
          </table:table-cell>
          <table:table-cell table:style-name="ce173" office:value-type="float" office:value="2" calcext:value-type="float">
            <text:p>2,00</text:p>
          </table:table-cell>
          <table:table-cell table:style-name="ce178" office:value-type="float" office:value="8.67" calcext:value-type="float">
            <text:p>8,67</text:p>
          </table:table-cell>
          <table:table-cell table:style-name="ce181" table:formula="of:=7-3-3+4+7+5+0.3125+3+1+3+3+2-2-0.9375-3-2.5-0.0375-1.5-0.75-1-0.4125" office:value-type="float" office:value="17.175" calcext:value-type="float">
            <office:annotation draw:style-name="gr1" draw:text-style-name="P2" svg:width="4.033cm" svg:height="7.15cm" svg:x="44.807cm" svg:y="1.833cm" draw:caption-point-x="-3.867cm" draw:caption-point-y="0.288cm">
              <dc:creator>Autore sconosciuto</dc:creator>
              <dc:date>2025-10-09T00:00:00</dc:date>
              <text:p text:style-name="P1"><text:span text:style-name="T1">albesano:</text:span></text:p>
              <text:p text:style-name="P1"><text:span text:style-name="T2">7 gg. forzati al 31/12/21</text:span></text:p>
              <text:p text:style-name="P1"><text:span text:style-name="T2">-6 gg. utilizzati</text:span></text:p>
              <text:p text:style-name="P1"><text:span text:style-name="T2">+16 gg.forzati al 31/12/22</text:span></text:p>
              <text:p text:style-name="P1"><text:span text:style-name="T2">+2,30 ore lavoro da casa</text:span></text:p>
              <text:p text:style-name="P1"><text:span text:style-name="T2">+ 3 gg. forzati al 31/10/23 + 1 gg, forzati al 30/11/23+3gg forzati al 31/12/23+ 3 gg Ottobre ‘24 +2 gg. Dicembre ‘24 -2 gg. Utilizzati a genn’25-7,5 ore feb’25-3 gg. Maggio ‘25-20,5 ore Giugno ‘25- 1,5 gg. Luglio ‘25-6 ore Agosto ‘25- 11,5 ore Settembre ‘25</text:span></text:p>
              <text:p text:style-name="P1"><text:span text:style-name="T2"/></text:p>
              <text:p text:style-name="P1"><text:span text:style-name="T2"/></text:p>
            </office:annotation>
            <text:p>17,175</text:p>
          </table:table-cell>
          <table:table-cell table:style-name="ce182" table:formula="of:=+[.W4]+[.Z4]" office:value-type="float" office:value="43.3420833333334" calcext:value-type="float">
            <text:p>43,34</text:p>
          </table:table-cell>
          <table:table-cell table:style-name="ce186" table:formula="of:=+[.$AC$2]*([.X4]/1.2+[.Y4]/8)+[.W4]" office:value-type="float" office:value="31.6679166666667" calcext:value-type="float" table:number-columns-spanned="2" table:number-rows-spanned="1">
            <text:p>31,67</text:p>
          </table:table-cell>
          <table:covered-table-cell table:style-name="ce186"/>
          <table:table-cell table:style-name="ce190" table:formula="of:=+[.AB4]+[.Z4]" office:value-type="float" office:value="48.8429166666667" calcext:value-type="float">
            <text:p>48,84</text:p>
          </table:table-cell>
          <table:table-cell table:style-name="ce155" table:formula="of:=+[.B4]" office:value-type="string" office:string-value="Alfredo" calcext:value-type="string">
            <text:p>Alfredo</text:p>
          </table:table-cell>
          <table:table-cell table:style-name="ce155" table:number-columns-repeated="4"/>
          <table:table-cell table:style-name="ce192" table:formula="of:=+[.AA4]" office:value-type="float" office:value="43.3420833333334" calcext:value-type="float">
            <text:p>43,34</text:p>
          </table:table-cell>
          <table:table-cell table:style-name="ce155" table:number-columns-repeated="992"/>
        </table:table-row>
        <table:table-row table:style-name="ro3">
          <table:table-cell table:style-name="ce135"/>
          <table:table-cell table:style-name="ce141" office:value-type="string" calcext:value-type="string">
            <text:p>pippo</text:p>
          </table:table-cell>
          <table:table-cell table:style-name="ce141" office:value-type="string" calcext:value-type="string">
            <text:p>EE</text:p>
          </table:table-cell>
          <table:table-cell table:style-name="ce141" table:formula="of:=+[.K5]+[.N5]+[.P5]" office:value-type="float" office:value="11.1" calcext:value-type="float">
            <text:p>11,1</text:p>
          </table:table-cell>
          <table:table-cell table:style-name="ce20" table:formula="of:=[.Q5]+[.R5]+[.S5]+[.T5]" office:value-type="float" office:value="185.09" calcext:value-type="float">
            <text:p>185,09</text:p>
          </table:table-cell>
          <table:table-cell table:style-name="ce148" table:formula="of:=[.G5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formula="of:=[.I5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formula="of:=[.K5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5" table:formula="of:=[.N5]/1.2" office:value-type="float" office:value="5.75" calcext:value-type="float">
            <text:p>5,75</text:p>
          </table:table-cell>
          <table:table-cell table:style-name="ce156" office:value-type="float" office:value="6.9" calcext:value-type="float">
            <text:p>6,9</text:p>
          </table:table-cell>
          <table:table-cell table:style-name="ce42" table:formula="of:=[.P5]/1.2" office:value-type="float" office:value="3.5" calcext:value-type="float">
            <text:p>3,50</text:p>
          </table:table-cell>
          <table:table-cell table:style-name="ce156" office:value-type="float" office:value="4.2" calcext:value-type="float">
            <text:p>4,2</text:p>
          </table:table-cell>
          <table:table-cell table:number-columns-repeated="2" table:style-name="ce159" office:value-type="float" office:value="0" calcext:value-type="float">
            <text:p>0,00</text:p>
          </table:table-cell>
          <table:table-cell table:style-name="ce159" office:value-type="float" office:value="98.42" calcext:value-type="float">
            <text:p>98,42</text:p>
          </table:table-cell>
          <table:table-cell table:style-name="ce159" office:value-type="float" office:value="86.67" calcext:value-type="float">
            <text:p>86,67</text:p>
          </table:table-cell>
          <table:table-cell table:style-name="ce60" table:formula="of:=[.H5]+[.J5]+[.M5]+[.O5]" office:value-type="float" office:value="9.25" calcext:value-type="float">
            <text:p>9,25</text:p>
          </table:table-cell>
          <table:table-cell table:style-name="ce163" table:formula="of:=SUM([.Q5:.T5])/8" office:value-type="float" office:value="23.13625" calcext:value-type="float">
            <text:p>23,14</text:p>
          </table:table-cell>
          <table:table-cell table:style-name="ce169" table:formula="of:=[.U5]+[.V5]" office:value-type="float" office:value="32.38625" calcext:value-type="float">
            <text:p>32,39</text:p>
          </table:table-cell>
          <table:table-cell table:style-name="ce173" office:value-type="float" office:value="2.1" calcext:value-type="float">
            <text:p>2,10</text:p>
          </table:table-cell>
          <table:table-cell table:style-name="ce178" office:value-type="float" office:value="8.67" calcext:value-type="float">
            <text:p>8,67</text:p>
          </table:table-cell>
          <table:table-cell table:style-name="ce181" table:formula="of:=11.75-4-4+4+10+4+5+5+5+3+2-1-5-4" office:value-type="float" office:value="31.75" calcext:value-type="float">
            <office:annotation draw:style-name="gr2" draw:text-style-name="P2" svg:width="4.033cm" svg:height="5.23cm" svg:x="44.807cm" svg:y="2.415cm" draw:caption-point-x="-3.867cm" draw:caption-point-y="0.288cm">
              <dc:creator>Autore sconosciuto</dc:creator>
              <dc:date>2025-07-23T00:00:00</dc:date>
              <text:p text:style-name="P1"><text:span text:style-name="T1">albesano:</text:span></text:p>
              <text:p text:style-name="P1"><text:span text:style-name="T2">11,75 gg. forzati al 31/12/21</text:span></text:p>
              <text:p text:style-name="P1"><text:span text:style-name="T2">-8 gg. utilizzati</text:span></text:p>
              <text:p text:style-name="P1"><text:span text:style-name="T2">+18 gg.forzati al 31/12/22</text:span></text:p>
              <text:p text:style-name="P1"><text:span text:style-name="T2">+ 5 gg. forzati al 31/10/23 + 5 gg.forzati al 30/11/23 + 5 gg forzati al 31/12/23+3 gg. Ottobre ‘24+2 gg.Dicembre '- 1 gg. Gen25-5 gg. Maggio ‘25-4 gg. Giugno ‘25</text:span></text:p>
              <text:p text:style-name="P1"><text:span text:style-name="T2"/></text:p>
            </office:annotation>
            <text:p>31,75</text:p>
          </table:table-cell>
          <table:table-cell table:style-name="ce182" table:formula="of:=+[.W5]+[.Z5]" office:value-type="float" office:value="64.13625" calcext:value-type="float">
            <text:p>64,14</text:p>
          </table:table-cell>
          <table:table-cell table:style-name="ce186" table:formula="of:=+[.$AC$2]*([.X5]/1.2+[.Y5]/8)+[.W5]" office:value-type="float" office:value="38.05375" calcext:value-type="float" table:number-columns-spanned="2" table:number-rows-spanned="1">
            <text:p>38,05</text:p>
          </table:table-cell>
          <table:covered-table-cell table:style-name="ce186"/>
          <table:table-cell table:style-name="ce190" table:formula="of:=+[.AB5]+[.Z5]" office:value-type="float" office:value="69.80375" calcext:value-type="float">
            <text:p>69,80</text:p>
          </table:table-cell>
          <table:table-cell table:style-name="ce155" table:formula="of:=+[.B5]" office:value-type="string" office:string-value="pippo" calcext:value-type="string">
            <text:p>pippo</text:p>
          </table:table-cell>
          <table:table-cell table:style-name="ce155"/>
          <table:table-cell table:style-name="ce192" table:formula="of:=+[.AA5]" office:value-type="float" office:value="64.13625" calcext:value-type="float">
            <text:p>64,14</text:p>
          </table:table-cell>
          <table:table-cell table:style-name="ce155" table:number-columns-repeated="995"/>
        </table:table-row>
        <table:table-row table:style-name="ro3">
          <table:table-cell table:style-name="ce135"/>
          <table:table-cell table:style-name="ce142" office:value-type="string" calcext:value-type="string">
            <text:p>pluto</text:p>
          </table:table-cell>
          <table:table-cell table:style-name="ce142" office:value-type="string" calcext:value-type="string">
            <text:p>EE</text:p>
          </table:table-cell>
          <table:table-cell table:style-name="ce141" table:formula="of:=+[.G6]+[.I6]+[.K6]+[.N6]+[.P6]" office:value-type="float" office:value="21.8" calcext:value-type="float">
            <text:p>21,8</text:p>
          </table:table-cell>
          <table:table-cell table:style-name="ce141" table:formula="of:=[.Q6]+[.R6]+[.S6]+[.T6]" office:value-type="float" office:value="19.34" calcext:value-type="float">
            <text:p>19,34</text:p>
          </table:table-cell>
          <table:table-cell table:style-name="ce148" table:formula="of:=[.G6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formula="of:=[.I6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formula="of:=[.K6]/1.2" office:value-type="float" office:value="0" calcext:value-type="float">
            <text:p>0,00</text:p>
          </table:table-cell>
          <table:table-cell table:style-name="ce14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5" table:formula="of:=[.N6]/1.2" office:value-type="float" office:value="14" calcext:value-type="float">
            <text:p>14,00</text:p>
          </table:table-cell>
          <table:table-cell table:style-name="ce156" table:formula="of:=23.8+2.5+2.5-12" office:value-type="float" office:value="16.8" calcext:value-type="float">
            <text:p>16,8</text:p>
          </table:table-cell>
          <table:table-cell table:style-name="ce42" table:formula="of:=[.P6]/1.2" office:value-type="float" office:value="4.16666666666667" calcext:value-type="float">
            <text:p>4,17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3" table:style-name="ce159" office:value-type="float" office:value="0" calcext:value-type="float">
            <text:p>0,00</text:p>
          </table:table-cell>
          <table:table-cell table:style-name="ce159" office:value-type="float" office:value="19.34" calcext:value-type="float">
            <text:p>19,34</text:p>
          </table:table-cell>
          <table:table-cell table:style-name="ce60" table:formula="of:=[.H6]+[.J6]+[.M6]+[.O6]" office:value-type="float" office:value="18.1666666666667" calcext:value-type="float">
            <text:p>18,17</text:p>
          </table:table-cell>
          <table:table-cell table:style-name="ce163" table:formula="of:=SUM([.Q6:.T6])/8" office:value-type="float" office:value="2.4175" calcext:value-type="float">
            <text:p>2,42</text:p>
          </table:table-cell>
          <table:table-cell table:style-name="ce169" table:formula="of:=[.U6]+[.V6]" office:value-type="float" office:value="20.5841666666667" calcext:value-type="float">
            <text:p>20,58</text:p>
          </table:table-cell>
          <table:table-cell table:style-name="ce173" office:value-type="float" office:value="2.5" calcext:value-type="float">
            <text:p>2,50</text:p>
          </table:table-cell>
          <table:table-cell table:style-name="ce178" office:value-type="float" office:value="8.67" calcext:value-type="float">
            <text:p>8,67</text:p>
          </table:table-cell>
          <table:table-cell table:style-name="ce181" table:formula="of:=10+3-2-4+0.5-2-1+5+4-1-1+1-1-1-1-1.5-0.5" office:value-type="float" office:value="7.5" calcext:value-type="float">
            <office:annotation draw:style-name="gr3" draw:text-style-name="P2" svg:width="4.112cm" svg:height="7.534cm" svg:x="44.807cm" svg:y="2.839cm" draw:caption-point-x="-3.867cm" draw:caption-point-y="0.288cm">
              <dc:creator>Autore sconosciuto</dc:creator>
              <dc:date>2025-09-08T00:00:00</dc:date>
              <text:p text:style-name="P1"><text:span text:style-name="T1">albesano:</text:span></text:p>
              <text:p text:style-name="P1"><text:span text:style-name="T2">10 gg. forzati al 31/12/21 + 3 gg. lavorati durante malattia covid a marzo '22</text:span></text:p>
              <text:p text:style-name="P1"><text:span text:style-name="T2">-6 gg. utilizzati</text:span></text:p>
              <text:p text:style-name="P1"><text:span text:style-name="T2">+0,5 gg. lavorato per DPP a dic.22</text:span></text:p>
              <text:p text:style-name="P1"><text:span text:style-name="T2">-2 GG AGOSTO 23</text:span></text:p>
              <text:p text:style-name="P1"><text:span text:style-name="T2">-1 gg settembre</text:span></text:p>
              <text:p text:style-name="P1"><text:span text:style-name="T2">+ 5 gg. forzati al 31/10/23 + 4</text:span></text:p>
              <text:p text:style-name="P1"><text:span text:style-name="T2"><text:s/></text:span><text:span text:style-name="T2">gg. forzati al 30/11/23</text:span></text:p>
              <text:p text:style-name="P1"><text:span text:style-name="T2">-1 gg. Febbraio 24</text:span></text:p>
              <text:p text:style-name="P1"><text:span text:style-name="T2">-1 gg. Aprile 24+1 gg. Ferie Dicembre ‘24 -1 gg. Utilizzato a genn’25-1 gg. Marzo ‘25-1 gg. Maggio ‘25 - 1,5 gg. Luglio ‘25- 4 ore Agosto ‘25</text:span></text:p>
            </office:annotation>
            <text:p>7,5</text:p>
          </table:table-cell>
          <table:table-cell table:style-name="ce169" table:formula="of:=+[.W6]+[.Z6]" office:value-type="float" office:value="28.0841666666667" calcext:value-type="float">
            <text:p>28,08</text:p>
          </table:table-cell>
          <table:table-cell table:style-name="ce186" table:formula="of:=+[.$AC$2]*([.X6]/1.2+[.Y6]/8)+[.W6]" office:value-type="float" office:value="26.9183333333333" calcext:value-type="float" table:number-columns-spanned="2" table:number-rows-spanned="1">
            <text:p>26,92</text:p>
          </table:table-cell>
          <table:covered-table-cell table:style-name="ce186"/>
          <table:table-cell table:style-name="ce190" table:formula="of:=+[.AB6]+[.Z6]" office:value-type="float" office:value="34.4183333333333" calcext:value-type="float">
            <text:p>34,42</text:p>
          </table:table-cell>
          <table:table-cell table:style-name="ce155" table:formula="of:=+[.B6]" office:value-type="string" office:string-value="pluto" calcext:value-type="string">
            <text:p>pluto</text:p>
          </table:table-cell>
          <table:table-cell table:style-name="ce155" table:number-columns-repeated="3"/>
          <table:table-cell table:style-name="ce192"/>
          <table:table-cell table:style-name="ce155" table:number-columns-repeated="993"/>
        </table:table-row>
        <table:table-row table:style-name="ro4">
          <table:table-cell table:style-name="ce7"/>
          <table:table-cell table:style-name="ce22" office:value-type="string" calcext:value-type="string">
            <text:p>giovi</text:p>
          </table:table-cell>
          <table:table-cell table:style-name="ce22" office:value-type="string" calcext:value-type="string">
            <text:p>DT</text:p>
          </table:table-cell>
          <table:table-cell table:style-name="ce22" table:formula="of:=+[.G7]+[.I7]+[.K7]+[.N7]+[.P7]" office:value-type="float" office:value="5.1" calcext:value-type="float">
            <text:p>5,1</text:p>
          </table:table-cell>
          <table:table-cell table:style-name="ce22" table:formula="of:=[.Q7]+[.R7]+[.S7]+[.T7]" office:value-type="float" office:value="6.67" calcext:value-type="float">
            <text:p>6,67</text:p>
          </table:table-cell>
          <table:table-cell table:style-name="ce36" table:formula="of:=[.G7]/1.2" office:value-type="float" office:value="0" calcext:value-type="float">
            <text:p>0,00</text:p>
          </table:table-cell>
          <table:table-cell table:style-name="ce44" office:value-type="float" office:value="0" calcext:value-type="float">
            <text:p>0</text:p>
          </table:table-cell>
          <table:table-cell table:style-name="ce36" table:formula="of:=[.I7]/1.2" office:value-type="float" office:value="0" calcext:value-type="float">
            <text:p>0,00</text:p>
          </table:table-cell>
          <table:table-cell table:style-name="ce44" office:value-type="float" office:value="0" calcext:value-type="float">
            <text:p>0</text:p>
          </table:table-cell>
          <table:table-cell table:style-name="ce36" table:formula="of:=[.K7]/1.2" office:value-type="float" office:value="0" calcext:value-type="float">
            <text:p>0,00</text:p>
          </table:table-cell>
          <table:table-cell table:style-name="ce44" office:value-type="float" office:value="0" calcext:value-type="float">
            <text:p>0</text:p>
          </table:table-cell>
          <table:table-cell table:style-name="ce52"/>
          <table:table-cell table:style-name="ce55" table:formula="of:=[.N7]/1.2" office:value-type="float" office:value="0.0833333333333333" calcext:value-type="float">
            <text:p>0,08</text:p>
          </table:table-cell>
          <table:table-cell table:style-name="ce52" office:value-type="float" office:value="0.1" calcext:value-type="float">
            <text:p>0,1</text:p>
          </table:table-cell>
          <table:table-cell table:style-name="ce59" table:formula="of:=[.P7]/1.2" office:value-type="float" office:value="4.16666666666667" calcext:value-type="float">
            <text:p>4,17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3" table:style-name="ce63" office:value-type="float" office:value="0" calcext:value-type="float">
            <text:p>0,00</text:p>
          </table:table-cell>
          <table:table-cell table:style-name="ce63" office:value-type="float" office:value="6.67" calcext:value-type="float">
            <text:p>6,67</text:p>
          </table:table-cell>
          <table:table-cell table:style-name="ce60" table:formula="of:=[.H7]+[.J7]+[.M7]+[.O7]" office:value-type="float" office:value="4.25" calcext:value-type="float">
            <text:p>4,25</text:p>
          </table:table-cell>
          <table:table-cell table:style-name="ce60" table:formula="of:=SUM([.Q7:.T7])/8" office:value-type="float" office:value="0.83375" calcext:value-type="float">
            <text:p>0,83</text:p>
          </table:table-cell>
          <table:table-cell table:style-name="ce60" table:formula="of:=[.U7]+[.V7]" office:value-type="float" office:value="5.08375" calcext:value-type="float">
            <text:p>5,08</text:p>
          </table:table-cell>
          <table:table-cell table:style-name="ce84" office:value-type="float" office:value="2.5" calcext:value-type="float">
            <text:p>2,50</text:p>
          </table:table-cell>
          <table:table-cell table:style-name="ce91" office:value-type="float" office:value="8.67" calcext:value-type="float">
            <text:p>8,67</text:p>
          </table:table-cell>
          <table:table-cell table:style-name="ce96" table:formula="of:=12-4-2-0.5-1.5+7+4.5+6" office:value-type="float" office:value="21.5" calcext:value-type="float">
            <office:annotation draw:style-name="gr4" draw:text-style-name="P2" svg:width="4.033cm" svg:height="3.694cm" svg:x="44.807cm" svg:y="4.373cm" draw:caption-point-x="-3.867cm" draw:caption-point-y="-0.823cm">
              <dc:creator>Autore sconosciuto</dc:creator>
              <dc:date>2025-07-02T00:00:00</dc:date>
              <text:p text:style-name="P1"><text:span text:style-name="T1">albesano:</text:span></text:p>
              <text:p text:style-name="P1"><text:span text:style-name="T2">12 gg. forzati al 31/12/21</text:span></text:p>
              <text:p text:style-name="P1"><text:span text:style-name="T2">- 8 gg. utilizzati</text:span></text:p>
              <text:p text:style-name="P1"><text:span text:style-name="T2">+7 gg. forzati al 30/11/23+ 4,5 gg forzati <text:s/>al 31/12/23+6 gg. Ottobre’24</text:span></text:p>
              <text:p text:style-name="P1"><text:span text:style-name="T2"/></text:p>
            </office:annotation>
            <text:p>21,5</text:p>
          </table:table-cell>
          <table:table-cell table:style-name="ce60" table:formula="of:=+[.W7]+[.Z7]" office:value-type="float" office:value="26.58375" calcext:value-type="float">
            <text:p>26,58</text:p>
          </table:table-cell>
          <table:table-cell table:style-name="ce105" table:formula="of:=+[.$AC$2]*([.X7]/1.2+[.Y7]/8)+[.W7]" office:value-type="float" office:value="11.4179166666667" calcext:value-type="float" table:number-columns-spanned="2" table:number-rows-spanned="1">
            <text:p>11,42</text:p>
          </table:table-cell>
          <table:covered-table-cell table:style-name="ce105"/>
          <table:table-cell table:style-name="ce110" table:formula="of:=+[.AB7]+[.Z7]" office:value-type="float" office:value="32.9179166666667" calcext:value-type="float">
            <text:p>32,92</text:p>
          </table:table-cell>
          <table:table-cell table:style-name="ce112" table:formula="of:=+[.B7]" office:value-type="string" office:string-value="giovi" calcext:value-type="string">
            <text:p>giovi</text:p>
          </table:table-cell>
          <table:table-cell table:style-name="ce112" table:number-columns-repeated="3"/>
          <table:table-cell table:style-name="ce115" table:formula="of:=+[.AA7]" office:value-type="float" office:value="26.58375" calcext:value-type="float">
            <text:p>26,58</text:p>
          </table:table-cell>
          <table:table-cell table:style-name="ce112" table:number-columns-repeated="993"/>
        </table:table-row>
        <table:table-row table:style-name="ro3">
          <table:table-cell table:style-name="ce135"/>
          <table:table-cell table:style-name="ce141" office:value-type="string" calcext:value-type="string">
            <text:p>giovanni</text:p>
          </table:table-cell>
          <table:table-cell table:style-name="ce141" office:value-type="string" calcext:value-type="string">
            <text:p>SN</text:p>
          </table:table-cell>
          <table:table-cell table:style-name="ce141" table:formula="of:=+[.G8]+[.I8]+[.K8]+[.N8]+[.P8]" office:value-type="float" office:value="22.6" calcext:value-type="float">
            <text:p>22,6</text:p>
          </table:table-cell>
          <table:table-cell table:style-name="ce141" table:formula="of:=[.Q8]+[.R8]+[.S8]+[.T8]" office:value-type="float" office:value="335.17" calcext:value-type="float">
            <text:p>335,17</text:p>
          </table:table-cell>
          <table:table-cell table:style-name="ce148" table:formula="of:=[.G8]/1.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</text:p>
          </table:table-cell>
          <table:table-cell table:style-name="ce148" table:formula="of:=[.I8]/1.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</text:p>
          </table:table-cell>
          <table:table-cell table:style-name="ce148" table:formula="of:=[.K8]/1.2" office:value-type="float" office:value="2.66666666666667" calcext:value-type="float">
            <text:p>2,67</text:p>
          </table:table-cell>
          <table:table-cell table:style-name="ce37" office:value-type="float" office:value="3.2" calcext:value-type="float">
            <text:p>3,2</text:p>
          </table:table-cell>
          <table:table-cell table:style-name="ce156"/>
          <table:table-cell table:style-name="ce35" table:formula="of:=[.N8]/1.2" office:value-type="float" office:value="12" calcext:value-type="float">
            <text:p>12,00</text:p>
          </table:table-cell>
          <table:table-cell table:style-name="ce156" table:formula="of:=25+2.5+2.5-13.2-2.4" office:value-type="float" office:value="14.4" calcext:value-type="float">
            <text:p>14,4</text:p>
          </table:table-cell>
          <table:table-cell table:style-name="ce42" table:formula="of:=[.P8]/1.2" office:value-type="float" office:value="4.16666666666667" calcext:value-type="float">
            <text:p>4,17</text:p>
          </table:table-cell>
          <table:table-cell table:style-name="ce156" office:value-type="float" office:value="5" calcext:value-type="float">
            <text:p>5</text:p>
          </table:table-cell>
          <table:table-cell table:style-name="ce159" office:value-type="float" office:value="40.5" calcext:value-type="float">
            <text:p>40,50</text:p>
          </table:table-cell>
          <table:table-cell table:number-columns-repeated="2" table:style-name="ce159" office:value-type="float" office:value="104" calcext:value-type="float">
            <text:p>104,00</text:p>
          </table:table-cell>
          <table:table-cell table:style-name="ce159" office:value-type="float" office:value="86.67" calcext:value-type="float">
            <text:p>86,67</text:p>
          </table:table-cell>
          <table:table-cell table:style-name="ce60" table:formula="of:=[.H8]+[.J8]+[.M8]+[.O8]" office:value-type="float" office:value="18.8333333333333" calcext:value-type="float">
            <text:p>18,83</text:p>
          </table:table-cell>
          <table:table-cell table:style-name="ce163" table:formula="of:=SUM([.Q8:.T8])/8" office:value-type="float" office:value="41.89625" calcext:value-type="float">
            <text:p>41,90</text:p>
          </table:table-cell>
          <table:table-cell table:style-name="ce169" table:formula="of:=[.U8]+[.V8]" office:value-type="float" office:value="60.7295833333333" calcext:value-type="float">
            <text:p>60,73</text:p>
          </table:table-cell>
          <table:table-cell table:style-name="ce173" office:value-type="float" office:value="2.5" calcext:value-type="float">
            <text:p>2,50</text:p>
          </table:table-cell>
          <table:table-cell table:style-name="ce178" office:value-type="float" office:value="8.67" calcext:value-type="float">
            <text:p>8,67</text:p>
          </table:table-cell>
          <table:table-cell table:style-name="ce181" table:formula="of:=12-4+3+8+9+5+7+9+1.125+3-3" office:value-type="float" office:value="50.125" calcext:value-type="float">
            <office:annotation draw:style-name="gr5" draw:text-style-name="P2" svg:width="5.503cm" svg:height="5.113cm" svg:x="45.336cm" svg:y="4.506cm" draw:caption-point-x="-4.396cm" draw:caption-point-y="-0.4cm">
              <dc:creator>Autore sconosciuto</dc:creator>
              <dc:date>2025-04-03T00:00:00</dc:date>
              <text:p text:style-name="P1"><text:span text:style-name="T1">albesano:</text:span></text:p>
              <text:p text:style-name="P1"><text:span text:style-name="T2">12 gg. forzati al 31/12/21</text:span></text:p>
              <text:p text:style-name="P1"><text:span text:style-name="T2">- 4 gg. utilizzati</text:span></text:p>
              <text:p text:style-name="P1"><text:span text:style-name="T2">+ 20 gg. forzati a 31/12/22</text:span></text:p>
              <text:p text:style-name="P1"><text:span text:style-name="T2">+5 gg. forzati al 31/10/23</text:span></text:p>
              <text:p text:style-name="P1"><text:span text:style-name="T2">+7 gg. forzati al 30/11/23 + 9 gg forzati al 31/12/23</text:span></text:p>
              <text:p text:style-name="P1"><text:span text:style-name="T2">+ 9 ore aprile 24+3 gg ferie Dicembre ‘24 – 3 gg. Utilizzati a gennaio 25</text:span></text:p>
            </office:annotation>
            <text:p>50,125</text:p>
          </table:table-cell>
          <table:table-cell table:style-name="ce182" table:formula="of:=+[.W8]+[.Z8]" office:value-type="float" office:value="110.854583333333" calcext:value-type="float">
            <text:p>110,85</text:p>
          </table:table-cell>
          <table:table-cell table:style-name="ce186" table:formula="of:=+[.$AC$2]*([.X8]/1.2+[.Y8]/8)+[.W8]" office:value-type="float" office:value="67.06375" calcext:value-type="float" table:number-columns-spanned="2" table:number-rows-spanned="1">
            <text:p>67,06</text:p>
          </table:table-cell>
          <table:covered-table-cell table:style-name="ce186"/>
          <table:table-cell table:style-name="ce190" table:formula="of:=+[.AB8]+[.Z8]" office:value-type="float" office:value="117.18875" calcext:value-type="float">
            <text:p>117,19</text:p>
          </table:table-cell>
          <table:table-cell table:style-name="ce155" table:formula="of:=+[.B8]" office:value-type="string" office:string-value="giovanni" calcext:value-type="string">
            <text:p>giovanni</text:p>
          </table:table-cell>
          <table:table-cell table:style-name="ce155" table:number-columns-repeated="2"/>
          <table:table-cell table:style-name="ce192" table:formula="of:=+[.AA8]" office:value-type="float" office:value="110.854583333333" calcext:value-type="float">
            <text:p>110,85</text:p>
          </table:table-cell>
          <table:table-cell table:style-name="ce155" table:number-columns-repeated="994"/>
        </table:table-row>
        <table:table-row table:style-name="ro3">
          <table:table-cell table:style-name="ce135"/>
          <table:table-cell table:style-name="ce141" office:value-type="string" calcext:value-type="string">
            <text:p>tani</text:p>
          </table:table-cell>
          <table:table-cell table:style-name="ce141" office:value-type="string" calcext:value-type="string">
            <text:p>SN</text:p>
          </table:table-cell>
          <table:table-cell table:style-name="ce141" table:formula="of:=+[.G9]+[.I9]+[.K9]+[.N9]+[.P9]" office:value-type="float" office:value="6" calcext:value-type="float">
            <text:p>6</text:p>
          </table:table-cell>
          <table:table-cell table:style-name="ce141" table:formula="of:=[.Q9]+[.R9]+[.S9]+[.T9]" office:value-type="float" office:value="3.5" calcext:value-type="float">
            <text:p>3,5</text:p>
          </table:table-cell>
          <table:table-cell table:style-name="ce148"/>
          <table:table-cell table:style-name="ce37"/>
          <table:table-cell table:style-name="ce148"/>
          <table:table-cell table:style-name="ce37"/>
          <table:table-cell table:style-name="ce148"/>
          <table:table-cell table:style-name="ce37"/>
          <table:table-cell table:style-name="ce156"/>
          <table:table-cell table:style-name="ce35" table:formula="of:=[.N9]/1.2" office:value-type="float" office:value="1.66666666666667" calcext:value-type="float">
            <text:p>1,67</text:p>
          </table:table-cell>
          <table:table-cell table:style-name="ce156" table:formula="of:=4+2+2-6" office:value-type="float" office:value="2" calcext:value-type="float">
            <text:p>2</text:p>
          </table:table-cell>
          <table:table-cell table:style-name="ce42" table:formula="of:=[.P9]/1.2" office:value-type="float" office:value="3.33333333333333" calcext:value-type="float">
            <text:p>3,33</text:p>
          </table:table-cell>
          <table:table-cell table:style-name="ce156" office:value-type="float" office:value="4" calcext:value-type="float">
            <text:p>4</text:p>
          </table:table-cell>
          <table:table-cell table:style-name="ce159" table:number-columns-repeated="3"/>
          <table:table-cell table:style-name="ce159" office:value-type="float" office:value="3.5" calcext:value-type="float">
            <text:p>3,50</text:p>
          </table:table-cell>
          <table:table-cell table:style-name="ce60" table:formula="of:=[.H9]+[.J9]+[.M9]+[.O9]" office:value-type="float" office:value="5" calcext:value-type="float">
            <text:p>5,00</text:p>
          </table:table-cell>
          <table:table-cell table:style-name="ce163" table:formula="of:=SUM([.Q9:.T9])/8" office:value-type="float" office:value="0.4375" calcext:value-type="float">
            <text:p>0,44</text:p>
          </table:table-cell>
          <table:table-cell table:style-name="ce169" table:formula="of:=[.U9]+[.V9]" office:value-type="float" office:value="5.4375" calcext:value-type="float">
            <text:p>5,44</text:p>
          </table:table-cell>
          <table:table-cell table:style-name="ce85" office:value-type="float" office:value="2" calcext:value-type="float">
            <text:p>2</text:p>
          </table:table-cell>
          <table:table-cell table:style-name="ce178" office:value-type="float" office:value="8.67" calcext:value-type="float">
            <text:p>8,67</text:p>
          </table:table-cell>
          <table:table-cell table:style-name="ce181" office:value-type="float" office:value="0" calcext:value-type="float">
            <text:p>0</text:p>
          </table:table-cell>
          <table:table-cell table:style-name="ce182" table:formula="of:=+[.W9]+[.Z9]" office:value-type="float" office:value="5.4375" calcext:value-type="float">
            <text:p>5,44</text:p>
          </table:table-cell>
          <table:table-cell table:style-name="ce186" table:formula="of:=+[.$AC$2]*([.X9]/1.2+[.Y9]/8)+[.W9]" office:value-type="float" office:value="10.9383333333333" calcext:value-type="float" table:number-columns-spanned="2" table:number-rows-spanned="1">
            <text:p>10,94</text:p>
          </table:table-cell>
          <table:covered-table-cell table:style-name="ce186"/>
          <table:table-cell table:style-name="ce190" table:formula="of:=+[.AB9]+[.Z9]" office:value-type="float" office:value="10.9383333333333" calcext:value-type="float">
            <text:p>10,94</text:p>
          </table:table-cell>
          <table:table-cell table:style-name="ce155" table:formula="of:=+[.B9]" office:value-type="string" office:string-value="tani" calcext:value-type="string">
            <text:p>tani</text:p>
          </table:table-cell>
          <table:table-cell table:style-name="ce155" table:number-columns-repeated="2"/>
          <table:table-cell table:style-name="ce192"/>
          <table:table-cell table:style-name="ce155" table:number-columns-repeated="994"/>
        </table:table-row>
        <table:table-row table:style-name="ro3">
          <table:table-cell table:style-name="ce135"/>
          <table:table-cell table:style-name="ce142" office:value-type="string" calcext:value-type="string">
            <text:p>uri</text:p>
          </table:table-cell>
          <table:table-cell table:style-name="ce142" office:value-type="string" calcext:value-type="string">
            <text:p>DT</text:p>
          </table:table-cell>
          <table:table-cell table:style-name="ce141" table:formula="of:=+[.G10]+[.I10]+[.K10]+[.N10]+[.P9]" office:value-type="float" office:value="6.8" calcext:value-type="float">
            <text:p>6,8</text:p>
          </table:table-cell>
          <table:table-cell table:style-name="ce141" table:formula="of:=[.Q10]+[.R10]+[.S10]+[.T10]" office:value-type="float" office:value="46.67" calcext:value-type="float">
            <text:p>46,67</text:p>
          </table:table-cell>
          <table:table-cell table:style-name="ce148" table:formula="of:=[.G10]/1.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</text:p>
          </table:table-cell>
          <table:table-cell table:style-name="ce148"/>
          <table:table-cell table:style-name="ce37" office:value-type="float" office:value="0" calcext:value-type="float">
            <text:p>0</text:p>
          </table:table-cell>
          <table:table-cell table:style-name="ce148" table:formula="of:=[.K10]/1.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5" table:formula="of:=[.N10]/1.2" office:value-type="float" office:value="2.33333333333333" calcext:value-type="float">
            <text:p>2,33</text:p>
          </table:table-cell>
          <table:table-cell table:style-name="ce156" office:value-type="float" office:value="2.8" calcext:value-type="float">
            <text:p>2,8</text:p>
          </table:table-cell>
          <table:table-cell table:style-name="ce42" table:formula="of:=[.P10]/1.2" office:value-type="float" office:value="3.33333333333333" calcext:value-type="float">
            <text:p>3,33</text:p>
          </table:table-cell>
          <table:table-cell table:style-name="ce156" office:value-type="float" office:value="4" calcext:value-type="float">
            <text:p>4</text:p>
          </table:table-cell>
          <table:table-cell table:number-columns-repeated="3" table:style-name="ce159" office:value-type="float" office:value="0" calcext:value-type="float">
            <text:p>0,00</text:p>
          </table:table-cell>
          <table:table-cell table:style-name="ce159" office:value-type="float" office:value="46.67" calcext:value-type="float">
            <text:p>46,67</text:p>
          </table:table-cell>
          <table:table-cell table:style-name="ce60" table:formula="of:=[.H10]+[.J10]+[.M10]+[.O10]" office:value-type="float" office:value="5.66666666666666" calcext:value-type="float">
            <text:p>5,67</text:p>
          </table:table-cell>
          <table:table-cell table:style-name="ce163" table:formula="of:=SUM([.Q10:.T10])/8" office:value-type="float" office:value="5.83375" calcext:value-type="float">
            <text:p>5,83</text:p>
          </table:table-cell>
          <table:table-cell table:style-name="ce169" table:formula="of:=[.U10]+[.V10]" office:value-type="float" office:value="11.5004166666667" calcext:value-type="float">
            <text:p>11,50</text:p>
          </table:table-cell>
          <table:table-cell table:style-name="ce85" office:value-type="float" office:value="2" calcext:value-type="float">
            <text:p>2</text:p>
          </table:table-cell>
          <table:table-cell table:style-name="ce178" office:value-type="float" office:value="8.67" calcext:value-type="float">
            <text:p>8,67</text:p>
          </table:table-cell>
          <table:table-cell table:style-name="ce181" table:formula="of:=6-5+1-2+1+2-2" office:value-type="float" office:value="1" calcext:value-type="float">
            <office:annotation draw:style-name="gr6" svg:width="2.899cm" svg:height="2.571cm" svg:x="41.55cm" svg:y="3.442cm" draw:caption-point-x="-0.61cm" draw:caption-point-y="1.51cm">
              <dc:creator>Autore sconosciuto</dc:creator>
              <dc:date>2025-04-03T00:00:00</dc:date>
              <text:p>1 gg. S. Giovanni+ 2 gg. Ferie Dic.24-2 gg. Utilizzati a genn’25</text:p>
            </office:annotation>
            <text:p>1</text:p>
          </table:table-cell>
          <table:table-cell table:style-name="ce169" table:formula="of:=+[.W10]+[.Z10]" office:value-type="float" office:value="12.5004166666667" calcext:value-type="float">
            <text:p>12,50</text:p>
          </table:table-cell>
          <table:table-cell table:style-name="ce186" table:formula="of:=+[.$AC$2]*([.X10]/1.2+[.Y10]/8)+[.W10]" office:value-type="float" office:value="17.00125" calcext:value-type="float" table:number-columns-spanned="2" table:number-rows-spanned="1">
            <text:p>17,00</text:p>
          </table:table-cell>
          <table:covered-table-cell table:style-name="ce186"/>
          <table:table-cell table:style-name="ce190" table:formula="of:=+[.AB10]+[.Z10]" office:value-type="float" office:value="18.00125" calcext:value-type="float">
            <text:p>18,00</text:p>
          </table:table-cell>
          <table:table-cell table:style-name="ce155" table:formula="of:=+[.B10]" office:value-type="string" office:string-value="uri" calcext:value-type="string">
            <text:p>uri</text:p>
          </table:table-cell>
          <table:table-cell table:style-name="ce155" table:number-columns-repeated="3"/>
          <table:table-cell table:style-name="ce192" table:formula="of:=+[.AA10]" office:value-type="float" office:value="12.5004166666667" calcext:value-type="float">
            <text:p>12,50</text:p>
          </table:table-cell>
          <table:table-cell table:style-name="ce155" table:number-columns-repeated="993"/>
        </table:table-row>
        <table:table-row table:style-name="ro3">
          <table:table-cell table:style-name="ce135"/>
          <table:table-cell table:style-name="ce142" office:value-type="string" calcext:value-type="string">
            <text:p>TOTALE=</text:p>
          </table:table-cell>
          <table:table-cell table:style-name="ce142"/>
          <table:table-cell table:style-name="ce142" table:formula="of:=SUM([.D4:.D10])" office:value-type="float" office:value="90.9" calcext:value-type="float">
            <text:p>90,9</text:p>
          </table:table-cell>
          <table:table-cell table:style-name="ce142" table:formula="of:=SUM([.E4:.E10])" office:value-type="float" office:value="689.11" calcext:value-type="float">
            <text:p>689,11</text:p>
          </table:table-cell>
          <table:table-cell table:style-name="ce37" table:number-columns-repeated="6"/>
          <table:table-cell table:style-name="ce156"/>
          <table:table-cell table:style-name="ce35"/>
          <table:table-cell table:style-name="ce156"/>
          <table:table-cell table:style-name="ce42"/>
          <table:table-cell table:style-name="ce156"/>
          <table:table-cell table:style-name="ce159" table:number-columns-repeated="4"/>
          <table:table-cell table:style-name="ce68" table:formula="of:=SUM([.U4:.U10])" office:value-type="float" office:value="75.7500000000001" calcext:value-type="float">
            <text:p>75,75</text:p>
          </table:table-cell>
          <table:table-cell table:style-name="ce68" table:formula="of:=SUM([.V4:.V10])" office:value-type="float" office:value="86.13875" calcext:value-type="float">
            <text:p>86,14</text:p>
          </table:table-cell>
          <table:table-cell table:style-name="ce78" table:formula="of:=SUM([.W4:.W10])" office:value-type="float" office:value="161.88875" calcext:value-type="float">
            <text:p>161,89</text:p>
          </table:table-cell>
          <table:table-cell table:style-name="ce78" table:number-columns-repeated="2"/>
          <table:table-cell table:style-name="ce78" table:formula="of:=SUM([.Z4:.Z10])" office:value-type="float" office:value="129.05" calcext:value-type="float">
            <text:p>129,05</text:p>
          </table:table-cell>
          <table:table-cell table:style-name="ce98" table:formula="of:=SUM([.AA4:.AA10])" office:value-type="float" office:value="290.93875" calcext:value-type="float">
            <text:p>290,94</text:p>
          </table:table-cell>
          <table:table-cell table:style-name="ce106" table:formula="of:=SUM([.AB4:.AB10])" office:value-type="float" office:value="203.06125" calcext:value-type="float" table:number-columns-spanned="2" table:number-rows-spanned="1">
            <text:p>203,06</text:p>
          </table:table-cell>
          <table:covered-table-cell table:style-name="ce106"/>
          <table:table-cell table:style-name="ce111" table:formula="of:=SUM([.AD4:.AD10])" office:value-type="float" office:value="332.11125" calcext:value-type="float">
            <text:p>332,11</text:p>
          </table:table-cell>
          <table:table-cell table:style-name="ce155" table:number-columns-repeated="2"/>
          <table:table-cell table:style-name="ce114" table:formula="of:=SUM([.AG4:.AG10])" office:value-type="float" office:value="64.13625" calcext:value-type="float">
            <text:p>64</text:p>
          </table:table-cell>
          <table:table-cell table:style-name="ce114" table:formula="of:=SUM([.AH4:.AH10])" office:value-type="float" office:value="110.854583333333" calcext:value-type="float">
            <text:p>111</text:p>
          </table:table-cell>
          <table:table-cell table:style-name="ce114" table:formula="of:=SUM([.AI4:.AI10])" office:value-type="float" office:value="39.0841666666667" calcext:value-type="float">
            <text:p>39</text:p>
          </table:table-cell>
          <table:table-cell table:style-name="ce114" table:formula="of:=SUM([.AJ4:.AJ10])" office:value-type="float" office:value="43.3420833333334" calcext:value-type="float">
            <text:p>43</text:p>
          </table:table-cell>
          <table:table-cell table:style-name="ce155" table:number-columns-repeated="992"/>
        </table:table-row>
        <table:table-row table:style-name="ro5">
          <table:table-cell table:style-name="ce8"/>
          <table:table-cell table:style-name="ce24" table:number-columns-repeated="10"/>
          <table:table-cell table:number-columns-repeated="20"/>
          <table:table-cell table:style-name="ce155" table:formula="of:=SUM([.AG4:.AJ10])" office:value-type="float" office:value="257.417083333333" calcext:value-type="float">
            <text:p>257,417083333333</text:p>
          </table:table-cell>
          <table:table-cell table:style-name="Default"/>
          <table:table-cell table:number-columns-repeated="995"/>
        </table:table-row>
        <table:table-row table:style-name="ro5" table:number-rows-repeated="28">
          <table:table-cell table:style-name="ce8"/>
          <table:table-cell table:style-name="ce24" table:number-columns-repeated="10"/>
          <table:table-cell table:number-columns-repeated="1017"/>
        </table:table-row>
        <table:table-row table:style-name="ro5" table:number-rows-repeated="1048535">
          <table:table-cell table:number-columns-repeated="1028"/>
        </table:table-row>
        <table:table-row table:style-name="ro5">
          <table:table-cell table:number-columns-repeated="1028"/>
        </table:table-row>
        <table:named-expressions>
          <table:named-range table:name="Excel_BuiltIn_Print_Area" table:base-cell-address="$TUTTI.$A$1" table:cell-range-address="$TUTTI.$A$1:.$N$13"/>
          <table:named-range table:name="_xlnm.Print_Area" table:base-cell-address="$TUTTI.$A$1" table:cell-range-address="$TUTTI.$B$1:.$Z$12" table:range-usable-as="print-range"/>
        </table:named-expressions>
      </table:table>
      <table:table table:name="DPP" table:style-name="ta2">
        <table:table-column table:style-name="co19" table:default-cell-style-name="ce200"/>
        <table:table-column table:style-name="co19" table:default-cell-style-name="ce201"/>
        <table:table-row table:style-name="ro5" table:number-rows-repeated="2">
          <table:table-cell table:style-name="Default" table:number-columns-repeated="2"/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style-name="ce200"/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#REF!" office:value-type="string" office:string-value="" calcext:value-type="error">
            <text:p>#REF!</text:p>
          </table:table-cell>
          <table:table-cell table:style-name="ce200"/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</table:table-row>
        <table:table-row table:style-name="ro5">
          <table:table-cell table:formula="of:=+[$TUTTI.AE8]" office:value-type="string" office:string-value="giovanni" calcext:value-type="string">
            <text:p>giovanni</text:p>
          </table:table-cell>
          <table:table-cell table:formula="of:=+[$TUTTI.AH8]" office:value-type="float" office:value="110.854583333333" calcext:value-type="float">
            <text:p>110,85</text:p>
          </table:table-cell>
        </table:table-row>
        <table:table-row table:style-name="ro5">
          <table:table-cell/>
          <table:table-cell table:style-name="ce200"/>
        </table:table-row>
        <table:table-row table:style-name="ro5">
          <table:table-cell office:value-type="string" calcext:value-type="string">
            <text:p>TOTALE</text:p>
          </table:table-cell>
          <table:table-cell table:style-name="ce202" table:formula="of:=SUM([.B2:.B13])" office:value-type="string" office:string-value="" calcext:value-type="error">
            <text:p>#REF!</text:p>
          </table:table-cell>
        </table:table-row>
      </table:table>
      <table:table table:name="DT+CdSP" table:style-name="ta2">
        <table:table-column table:style-name="co19" table:default-cell-style-name="ce200"/>
        <table:table-column table:style-name="co19" table:default-cell-style-name="ce201"/>
        <table:table-column table:style-name="co19" table:default-cell-style-name="ce200"/>
        <table:table-row table:style-name="ro5">
          <table:table-cell table:style-name="Default" table:number-columns-repeated="3"/>
        </table:table-row>
        <table:table-row table:style-name="ro5">
          <table:table-cell office:value-type="string" calcext:value-type="string">
            <text:p>ferie+pr+bo scaduti al 31.12.2023</text:p>
          </table:table-cell>
          <table:table-cell table:style-name="ce200"/>
          <table:table-cell/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  <table:table-cell/>
        </table:table-row>
        <table:table-row table:style-name="ro5">
          <table:table-cell table:formula="of:=+#REF!" office:value-type="string" office:string-value="" calcext:value-type="error">
            <text:p>#REF!</text:p>
          </table:table-cell>
          <table:table-cell table:formula="of:=+#REF!" office:value-type="string" office:string-value="" calcext:value-type="error">
            <text:p>#REF!</text:p>
          </table:table-cell>
          <table:table-cell/>
        </table:table-row>
        <table:table-row table:style-name="ro5">
          <table:table-cell table:formula="of:=+[#REF!]" office:value-type="string" office:string-value="" calcext:value-type="error">
            <text:p>#REF!</text:p>
          </table:table-cell>
          <table:table-cell table:formula="of:=+[#REF!]" office:value-type="string" office:string-value="" calcext:value-type="error">
            <text:p>#REF!</text:p>
          </table:table-cell>
          <table:table-cell/>
        </table:table-row>
        <table:table-row table:style-name="ro5">
          <table:table-cell office:value-type="string" calcext:value-type="string">
            <text:p>MOTTINO</text:p>
          </table:table-cell>
          <table:table-cell table:formula="of:=+[#REF!]" office:value-type="string" office:string-value="" calcext:value-type="error">
            <text:p>#REF!</text:p>
          </table:table-cell>
          <table:table-cell/>
        </table:table-row>
        <table:table-row table:style-name="ro5"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Jarnig</text:p>
          </table:table-cell>
          <table:table-cell table:style-name="ce203" table:formula="of:=+#REF!" office:value-type="string" office:string-value="" calcext:value-type="error">
            <text:p>#REF!</text:p>
          </table:table-cell>
          <table:table-cell table:style-name="Default"/>
        </table:table-row>
      </table:table>
      <table:table table:name="Sheet3" table:style-name="ta2">
        <table:table-column table:style-name="co19" table:number-columns-repeated="6" table:default-cell-style-name="ce200"/>
        <table:table-row table:style-name="ro5">
          <table:table-cell/>
          <table:table-cell office:value-type="string" calcext:value-type="string">
            <text:p>luned’ </text:p>
          </table:table-cell>
          <table:table-cell office:value-type="string" calcext:value-type="string">
            <text:p>marted</text:p>
          </table:table-cell>
          <table:table-cell office:value-type="string" calcext:value-type="string">
            <text:p>merco</text:p>
          </table:table-cell>
          <table:table-cell office:value-type="string" calcext:value-type="string">
            <text:p>giove</text:p>
          </table:table-cell>
          <table:table-cell office:value-type="string" calcext:value-type="string">
            <text:p>vene</text:p>
          </table:table-cell>
        </table:table-row>
        <table:table-row table:style-name="ro5">
          <table:table-cell office:value-type="string" calcext:value-type="string">
            <text:p>CdSP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RAI/CSI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DP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</table:table>
      <table:table table:name="FERRI BO" table:style-name="ta2">
        <table:table-column table:style-name="co19" table:default-cell-style-name="ce213"/>
        <table:table-column table:style-name="co19" table:number-columns-repeated="3" table:default-cell-style-name="ce211"/>
        <table:table-column table:style-name="co19" table:default-cell-style-name="ce221"/>
        <table:table-column table:style-name="co19" table:default-cell-style-name="ce229"/>
        <table:table-column table:style-name="co19" table:default-cell-style-name="ce211"/>
        <table:table-column table:style-name="co19" table:default-cell-style-name="ce232"/>
        <table:table-column table:style-name="co19" table:number-columns-repeated="4" table:default-cell-style-name="ce211"/>
        <table:table-row table:style-name="ro7">
          <table:table-cell table:style-name="ce204"/>
          <table:table-cell table:style-name="ce217" office:value-type="string" calcext:value-type="string">
            <text:p>ore</text:p>
          </table:table-cell>
          <table:table-cell table:style-name="ce217" office:value-type="string" calcext:value-type="string">
            <text:p>gg</text:p>
          </table:table-cell>
          <table:table-cell table:style-name="ce204"/>
          <table:table-cell table:style-name="ce219" office:value-type="string" calcext:value-type="string">
            <text:p>ore</text:p>
          </table:table-cell>
          <table:table-cell table:style-name="ce227" office:value-type="string" calcext:value-type="string">
            <text:p>ore in decimali</text:p>
          </table:table-cell>
          <table:table-cell table:style-name="ce204"/>
          <table:table-cell table:style-name="ce217" office:value-type="string" calcext:value-type="string">
            <text:p>gg</text:p>
          </table:table-cell>
          <table:table-cell/>
          <table:table-cell office:value-type="string" calcext:value-type="string">
            <text:p>gg 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minuti </text:p>
          </table:table-cell>
        </table:table-row>
        <table:table-row table:style-name="ro7">
          <table:table-cell table:style-name="ce204"/>
          <table:table-cell table:style-name="ce217" table:number-columns-repeated="2"/>
          <table:table-cell table:style-name="ce204"/>
          <table:table-cell table:style-name="ce220"/>
          <table:table-cell table:style-name="ce227"/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1-11-21" calcext:value-type="date">
            <text:p>nov-21</text:p>
          </table:table-cell>
          <table:table-cell table:style-name="ce217" office:value-type="float" office:value="8" calcext:value-type="float">
            <text:p>8</text:p>
          </table:table-cell>
          <table:table-cell table:style-name="ce217"/>
          <table:table-cell table:style-name="ce204"/>
          <table:table-cell office:value-type="time" office:time-value="PT08H00M00S" calcext:value-type="time">
            <text:p>8.00.00</text:p>
          </table:table-cell>
          <table:table-cell table:formula="of:=VALUE([.E3])*24" office:value-type="float" office:value="8" calcext:value-type="float">
            <text:p>8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1-12-21" calcext:value-type="date">
            <text:p>dic-21</text:p>
          </table:table-cell>
          <table:table-cell table:style-name="ce217" office:value-type="float" office:value="4" calcext:value-type="float">
            <text:p>4</text:p>
          </table:table-cell>
          <table:table-cell table:style-name="ce217"/>
          <table:table-cell table:style-name="ce204"/>
          <table:table-cell office:value-type="time" office:time-value="PT04H00M00S" calcext:value-type="time">
            <text:p>4.00.00</text:p>
          </table:table-cell>
          <table:table-cell table:formula="of:=VALUE([.E4])*24" office:value-type="float" office:value="4" calcext:value-type="float">
            <text:p>4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8" calcext:value-type="float">
            <text:p>-8</text:p>
          </table:table-cell>
          <table:table-cell table:style-name="ce217"/>
          <table:table-cell table:style-name="ce204"/>
          <table:table-cell office:value-type="time" office:time-value="-PT08H00M00S" calcext:value-type="time">
            <text:p>-8.00.00</text:p>
          </table:table-cell>
          <table:table-cell table:formula="of:=VALUE([.E5])*24" office:value-type="float" office:value="-8" calcext:value-type="float">
            <text:p>-8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1-22" calcext:value-type="date">
            <text:p>gen-22</text:p>
          </table:table-cell>
          <table:table-cell table:style-name="ce217" office:value-type="float" office:value="5" calcext:value-type="float">
            <text:p>5</text:p>
          </table:table-cell>
          <table:table-cell table:style-name="ce217"/>
          <table:table-cell table:style-name="ce204"/>
          <table:table-cell office:value-type="time" office:time-value="PT05H00M00S" calcext:value-type="time">
            <text:p>5.00.00</text:p>
          </table:table-cell>
          <table:table-cell table:formula="of:=VALUE([.E6])*24" office:value-type="float" office:value="5" calcext:value-type="float">
            <text:p>5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1.15" calcext:value-type="float">
            <text:p>-1,15</text:p>
          </table:table-cell>
          <table:table-cell table:style-name="ce217"/>
          <table:table-cell table:style-name="ce204"/>
          <table:table-cell office:value-type="time" office:time-value="-PT01H15M00S" calcext:value-type="time">
            <text:p>-1.15.00</text:p>
          </table:table-cell>
          <table:table-cell table:formula="of:=VALUE([.E7])*24" office:value-type="float" office:value="-1.25" calcext:value-type="float">
            <text:p>-1,25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2-22" calcext:value-type="date">
            <text:p>feb-22</text:p>
          </table:table-cell>
          <table:table-cell table:style-name="ce217" office:value-type="float" office:value="5" calcext:value-type="float">
            <text:p>5</text:p>
          </table:table-cell>
          <table:table-cell table:style-name="ce217"/>
          <table:table-cell table:style-name="ce204"/>
          <table:table-cell office:value-type="time" office:time-value="PT05H00M00S" calcext:value-type="time">
            <text:p>5.00.00</text:p>
          </table:table-cell>
          <table:table-cell table:formula="of:=VALUE([.E8])*24" office:value-type="float" office:value="5" calcext:value-type="float">
            <text:p>5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3-22" calcext:value-type="date">
            <text:p>mar-22</text:p>
          </table:table-cell>
          <table:table-cell table:style-name="ce217" office:value-type="float" office:value="5.3" calcext:value-type="float">
            <text:p>5,3</text:p>
          </table:table-cell>
          <table:table-cell table:style-name="ce217"/>
          <table:table-cell table:style-name="ce204"/>
          <table:table-cell office:value-type="time" office:time-value="PT05H30M00S" calcext:value-type="time">
            <text:p>5.30.00</text:p>
          </table:table-cell>
          <table:table-cell table:formula="of:=VALUE([.E9])*24" office:value-type="float" office:value="5.5" calcext:value-type="float">
            <text:p>5,5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0.3" calcext:value-type="float">
            <text:p>-0,3</text:p>
          </table:table-cell>
          <table:table-cell table:style-name="ce217"/>
          <table:table-cell table:style-name="ce204"/>
          <table:table-cell office:value-type="time" office:time-value="-PT00H30M00S" calcext:value-type="time">
            <text:p>-0.30.00</text:p>
          </table:table-cell>
          <table:table-cell table:formula="of:=VALUE([.E10])*24" office:value-type="float" office:value="-0.5" calcext:value-type="float">
            <text:p>-0,5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4-22" calcext:value-type="date">
            <text:p>apr-22</text:p>
          </table:table-cell>
          <table:table-cell table:style-name="ce217" office:value-type="float" office:value="4.15" calcext:value-type="float">
            <text:p>4,15</text:p>
          </table:table-cell>
          <table:table-cell table:style-name="ce217"/>
          <table:table-cell table:style-name="ce204"/>
          <table:table-cell office:value-type="time" office:time-value="PT04H15M00S" calcext:value-type="time">
            <text:p>4.15.00</text:p>
          </table:table-cell>
          <table:table-cell table:formula="of:=VALUE([.E11])*24" office:value-type="float" office:value="4.25" calcext:value-type="float">
            <text:p>4,25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18" calcext:value-type="float">
            <text:p>-18</text:p>
          </table:table-cell>
          <table:table-cell table:style-name="ce217"/>
          <table:table-cell table:style-name="ce204"/>
          <table:table-cell office:value-type="time" office:time-value="-PT18H00M00S" calcext:value-type="time">
            <text:p>-18.00.00</text:p>
          </table:table-cell>
          <table:table-cell table:formula="of:=VALUE([.E12])*24" office:value-type="float" office:value="-18" calcext:value-type="float">
            <text:p>-18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5-22" calcext:value-type="date">
            <text:p>mag-22</text:p>
          </table:table-cell>
          <table:table-cell table:style-name="ce217" office:value-type="float" office:value="5" calcext:value-type="float">
            <text:p>5</text:p>
          </table:table-cell>
          <table:table-cell table:style-name="ce217"/>
          <table:table-cell table:style-name="ce204"/>
          <table:table-cell office:value-type="time" office:time-value="PT05H00M00S" calcext:value-type="time">
            <text:p>5.00.00</text:p>
          </table:table-cell>
          <table:table-cell table:formula="of:=VALUE([.E13])*24" office:value-type="float" office:value="5" calcext:value-type="float">
            <text:p>5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0.3" calcext:value-type="float">
            <text:p>-0,3</text:p>
          </table:table-cell>
          <table:table-cell table:style-name="ce217"/>
          <table:table-cell table:style-name="ce204"/>
          <table:table-cell office:value-type="time" office:time-value="-PT00H30M00S" calcext:value-type="time">
            <text:p>-0.30.00</text:p>
          </table:table-cell>
          <table:table-cell table:formula="of:=VALUE([.E14])*24" office:value-type="float" office:value="-0.5" calcext:value-type="float">
            <text:p>-0,5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6-22" calcext:value-type="date">
            <text:p>giu-22</text:p>
          </table:table-cell>
          <table:table-cell table:style-name="ce217" office:value-type="float" office:value="5" calcext:value-type="float">
            <text:p>5</text:p>
          </table:table-cell>
          <table:table-cell table:style-name="ce217"/>
          <table:table-cell table:style-name="ce204"/>
          <table:table-cell office:value-type="time" office:time-value="PT05H00M00S" calcext:value-type="time">
            <text:p>5.00.00</text:p>
          </table:table-cell>
          <table:table-cell table:formula="of:=VALUE([.E15])*24" office:value-type="float" office:value="5" calcext:value-type="float">
            <text:p>5,0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0.3" calcext:value-type="float">
            <text:p>-0,3</text:p>
          </table:table-cell>
          <table:table-cell table:style-name="ce217"/>
          <table:table-cell table:style-name="ce204"/>
          <table:table-cell office:value-type="time" office:time-value="-PT00H30M00S" calcext:value-type="time">
            <text:p>-0.30.00</text:p>
          </table:table-cell>
          <table:table-cell table:formula="of:=VALUE([.E16])*24" office:value-type="float" office:value="-0.5" calcext:value-type="float">
            <text:p>-0,50</text:p>
          </table:table-cell>
          <table:table-cell table:style-name="ce217"/>
          <table:table-cell table:style-name="ce204"/>
          <table:table-cell table:number-columns-repeated="4"/>
        </table:table-row>
        <table:table-row table:style-name="ro7">
          <table:table-cell table:style-name="ce205" office:value-type="date" office:date-value="2022-07-22" calcext:value-type="date">
            <text:p>lug-22</text:p>
          </table:table-cell>
          <table:table-cell table:style-name="ce217" office:value-type="float" office:value="5" calcext:value-type="float">
            <text:p>5</text:p>
          </table:table-cell>
          <table:table-cell table:style-name="ce217"/>
          <table:table-cell table:style-name="ce204"/>
          <table:table-cell office:value-type="time" office:time-value="PT05H00M00S" calcext:value-type="time">
            <text:p>5.00.00</text:p>
          </table:table-cell>
          <table:table-cell table:formula="of:=VALUE([.E17])*24" office:value-type="float" office:value="5" calcext:value-type="float">
            <text:p>5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6"/>
          <table:table-cell table:style-name="ce217" office:value-type="float" office:value="-0.3" calcext:value-type="float">
            <text:p>-0,3</text:p>
          </table:table-cell>
          <table:table-cell table:style-name="ce217"/>
          <table:table-cell table:style-name="ce204"/>
          <table:table-cell office:value-type="time" office:time-value="-PT00H30M00S" calcext:value-type="time">
            <text:p>-0.30.00</text:p>
          </table:table-cell>
          <table:table-cell table:formula="of:=VALUE([.E18])*24" office:value-type="float" office:value="-0.5" calcext:value-type="float">
            <text:p>-0,5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5" office:value-type="date" office:date-value="2022-07-22" calcext:value-type="date">
            <text:p>lug-22</text:p>
          </table:table-cell>
          <table:table-cell table:style-name="ce217" office:value-type="float" office:value="9" calcext:value-type="float">
            <text:p>9</text:p>
          </table:table-cell>
          <table:table-cell table:style-name="ce217"/>
          <table:table-cell table:style-name="ce204"/>
          <table:table-cell office:value-type="time" office:time-value="PT09H00M00S" calcext:value-type="time">
            <text:p>9.00.00</text:p>
          </table:table-cell>
          <table:table-cell table:formula="of:=VALUE([.E19])*24" office:value-type="float" office:value="9" calcext:value-type="float">
            <text:p>9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5" office:value-type="date" office:date-value="2022-08-22" calcext:value-type="date">
            <text:p>ago-22</text:p>
          </table:table-cell>
          <table:table-cell table:style-name="ce218" office:value-type="float" office:value="3" calcext:value-type="float">
            <text:p>3</text:p>
          </table:table-cell>
          <table:table-cell table:style-name="ce217"/>
          <table:table-cell table:style-name="ce204"/>
          <table:table-cell office:value-type="time" office:time-value="PT03H00M00S" calcext:value-type="time">
            <text:p>3.00.00</text:p>
          </table:table-cell>
          <table:table-cell table:formula="of:=VALUE([.E20])*24" office:value-type="float" office:value="3" calcext:value-type="float">
            <text:p>3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4"/>
          <table:table-cell table:style-name="ce218" office:value-type="float" office:value="-24" calcext:value-type="float">
            <text:p>-24</text:p>
          </table:table-cell>
          <table:table-cell table:style-name="ce217"/>
          <table:table-cell table:style-name="ce218"/>
          <table:table-cell office:value-type="time" office:time-value="-PT24H00M00S" calcext:value-type="time">
            <text:p>-24.00.00</text:p>
          </table:table-cell>
          <table:table-cell table:formula="of:=VALUE([.E21])*24" office:value-type="float" office:value="-24" calcext:value-type="float">
            <text:p>-24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4"/>
          <table:table-cell table:style-name="ce218"/>
          <table:table-cell table:style-name="ce217"/>
          <table:table-cell table:style-name="ce218"/>
          <table:table-cell table:style-name="ce220"/>
          <table:table-cell/>
          <table:table-cell table:style-name="ce218" table:number-columns-repeated="2"/>
          <table:table-cell table:number-columns-repeated="4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/>
          <table:table-cell table:style-name="ce217"/>
          <table:table-cell table:style-name="ce218"/>
          <table:table-cell table:formula="of:=SUM([.E3:.E21])" office:value-type="time" office:time-value="PT05H30M00S" calcext:value-type="time">
            <text:p>5.30.00</text:p>
          </table:table-cell>
          <table:table-cell table:formula="of:=SUM([.F3:.F21])" office:value-type="float" office:value="5.5" calcext:value-type="float">
            <text:p>5,50</text:p>
          </table:table-cell>
          <table:table-cell/>
          <table:table-cell table:formula="of:=[.F23]/8" office:value-type="float" office:value="0.6875" calcext:value-type="float">
            <text:p>0,6875</text:p>
          </table:table-cell>
          <table:table-cell table:number-columns-repeated="4"/>
        </table:table-row>
        <table:table-row table:style-name="ro7">
          <table:table-cell table:style-name="ce204"/>
          <table:table-cell table:style-name="ce218"/>
          <table:table-cell table:style-name="ce217"/>
          <table:table-cell table:style-name="ce218"/>
          <table:table-cell table:style-name="ce220"/>
          <table:table-cell table:style-name="ce227"/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8" office:value-type="date" office:date-value="2022-09-22" calcext:value-type="date">
            <text:p>set-22</text:p>
          </table:table-cell>
          <table:table-cell table:style-name="ce218" office:value-type="float" office:value="5.3" calcext:value-type="float">
            <text:p>5,3</text:p>
          </table:table-cell>
          <table:table-cell table:style-name="ce204" table:number-columns-repeated="2"/>
          <table:table-cell table:style-name="ce220" office:value-type="time" office:time-value="PT05H30M00S" calcext:value-type="time">
            <text:p>5.30.00</text:p>
          </table:table-cell>
          <table:table-cell table:formula="of:=VALUE([.E25])*24" office:value-type="float" office:value="5.5" calcext:value-type="float">
            <text:p>5,5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5" office:value-type="date" office:date-value="2022-10-22" calcext:value-type="date">
            <text:p>ott-22</text:p>
          </table:table-cell>
          <table:table-cell table:style-name="ce218" office:value-type="float" office:value="4.45" calcext:value-type="float">
            <text:p>4,45</text:p>
          </table:table-cell>
          <table:table-cell table:style-name="ce204" table:number-columns-repeated="2"/>
          <table:table-cell office:value-type="time" office:time-value="PT02H00M00S" calcext:value-type="time">
            <text:p>2.00.00</text:p>
          </table:table-cell>
          <table:table-cell table:formula="of:=VALUE([.E26])*24" office:value-type="float" office:value="2" calcext:value-type="float">
            <text:p>2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9"/>
          <table:table-cell table:style-name="ce218" office:value-type="float" office:value="-8" calcext:value-type="float">
            <text:p>-8</text:p>
          </table:table-cell>
          <table:table-cell table:style-name="ce204" table:number-columns-repeated="2"/>
          <table:table-cell table:style-name="ce220" office:value-type="time" office:time-value="-PT08H00M00S" calcext:value-type="time">
            <text:p>-8.00.00</text:p>
          </table:table-cell>
          <table:table-cell table:formula="of:=VALUE([.E27])*24" office:value-type="float" office:value="-8" calcext:value-type="float">
            <text:p>-8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5" office:value-type="date" office:date-value="2022-11-22" calcext:value-type="date">
            <text:p>nov-22</text:p>
          </table:table-cell>
          <table:table-cell table:style-name="ce218" office:value-type="float" office:value="5.15" calcext:value-type="float">
            <text:p>5,15</text:p>
          </table:table-cell>
          <table:table-cell table:style-name="ce204" table:number-columns-repeated="2"/>
          <table:table-cell office:value-type="time" office:time-value="PT06H15M00S" calcext:value-type="time">
            <text:p>6.15.00</text:p>
          </table:table-cell>
          <table:table-cell table:formula="of:=VALUE([.E28])*24" office:value-type="float" office:value="6.25" calcext:value-type="float">
            <text:p>6,25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5" office:value-type="date" office:date-value="2022-12-22" calcext:value-type="date">
            <text:p>dic-22</text:p>
          </table:table-cell>
          <table:table-cell table:style-name="ce218" office:value-type="float" office:value="3.45" calcext:value-type="float">
            <text:p>3,45</text:p>
          </table:table-cell>
          <table:table-cell table:style-name="ce204" table:number-columns-repeated="2"/>
          <table:table-cell office:value-type="time" office:time-value="PT09H45M00S" calcext:value-type="time">
            <text:p>9.45.00</text:p>
          </table:table-cell>
          <table:table-cell table:formula="of:=VALUE([.E29])*24" office:value-type="float" office:value="9.75" calcext:value-type="float">
            <text:p>9,75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8" office:value-type="date" office:date-value="2023-01-23" calcext:value-type="date">
            <text:p>gen-23</text:p>
          </table:table-cell>
          <table:table-cell table:style-name="ce218" office:value-type="float" office:value="6.45" calcext:value-type="float">
            <text:p>6,45</text:p>
          </table:table-cell>
          <table:table-cell table:style-name="ce204" table:number-columns-repeated="2"/>
          <table:table-cell table:style-name="ce220" office:value-type="time" office:time-value="PT06H45M00S" calcext:value-type="time">
            <text:p>6.45.00</text:p>
          </table:table-cell>
          <table:table-cell table:formula="of:=VALUE([.E30])*24" office:value-type="float" office:value="6.75" calcext:value-type="float">
            <text:p>6,75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5" office:value-type="date" office:date-value="2023-02-23" calcext:value-type="date">
            <text:p>feb-23</text:p>
          </table:table-cell>
          <table:table-cell table:style-name="ce218" office:value-type="float" office:value="8.3" calcext:value-type="float">
            <text:p>8,3</text:p>
          </table:table-cell>
          <table:table-cell table:style-name="ce204" table:number-columns-repeated="2"/>
          <table:table-cell table:style-name="ce222" office:value-type="time" office:time-value="PT09H30M00S" calcext:value-type="time">
            <text:p>9.30.00</text:p>
          </table:table-cell>
          <table:table-cell table:formula="of:=VALUE([.E31])*24" office:value-type="float" office:value="9.5" calcext:value-type="float">
            <text:p>9,5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8" office:value-type="date" office:date-value="2023-03-23" calcext:value-type="date">
            <text:p>mar-23</text:p>
          </table:table-cell>
          <table:table-cell table:style-name="ce218" office:value-type="float" office:value="5" calcext:value-type="float">
            <text:p>5</text:p>
          </table:table-cell>
          <table:table-cell table:style-name="ce204" table:number-columns-repeated="2"/>
          <table:table-cell table:style-name="ce220" office:value-type="time" office:time-value="PT05H00M00S" calcext:value-type="time">
            <text:p>5.00.00</text:p>
          </table:table-cell>
          <table:table-cell table:formula="of:=VALUE([.E32])*24" office:value-type="float" office:value="5" calcext:value-type="float">
            <text:p>5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9"/>
          <table:table-cell table:style-name="ce218" office:value-type="float" office:value="-6" calcext:value-type="float">
            <text:p>-6</text:p>
          </table:table-cell>
          <table:table-cell table:style-name="ce204" table:number-columns-repeated="2"/>
          <table:table-cell table:style-name="ce220" office:value-type="time" office:time-value="-PT06H00M00S" calcext:value-type="time">
            <text:p>-6.00.00</text:p>
          </table:table-cell>
          <table:table-cell table:formula="of:=VALUE([.E33])*24" office:value-type="float" office:value="-6" calcext:value-type="float">
            <text:p>-6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8" office:value-type="date" office:date-value="2023-04-23" calcext:value-type="date">
            <text:p>apr-23</text:p>
          </table:table-cell>
          <table:table-cell table:style-name="ce218" office:value-type="float" office:value="10" calcext:value-type="float">
            <text:p>10</text:p>
          </table:table-cell>
          <table:table-cell table:style-name="ce204" table:number-columns-repeated="2"/>
          <table:table-cell table:style-name="ce220" office:value-type="time" office:time-value="PT10H00M00S" calcext:value-type="time">
            <text:p>10.00.00</text:p>
          </table:table-cell>
          <table:table-cell table:formula="of:=VALUE([.E34])*24" office:value-type="float" office:value="10" calcext:value-type="float">
            <text:p>10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4"/>
          <table:table-cell table:style-name="ce218" office:value-type="float" office:value="-2" calcext:value-type="float">
            <text:p>-2</text:p>
          </table:table-cell>
          <table:table-cell table:style-name="ce204" table:number-columns-repeated="2"/>
          <table:table-cell table:style-name="ce220" office:value-type="time" office:time-value="-PT02H00M00S" calcext:value-type="time">
            <text:p>-2.00.00</text:p>
          </table:table-cell>
          <table:table-cell table:formula="of:=VALUE([.E35])*24" office:value-type="float" office:value="-2" calcext:value-type="float">
            <text:p>-2,00</text:p>
          </table:table-cell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4" table:number-columns-repeated="4"/>
          <table:table-cell table:style-name="ce220"/>
          <table:table-cell table:style-name="ce227"/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 office:value-type="float" office:value="32.1" calcext:value-type="float">
            <text:p>32,1</text:p>
          </table:table-cell>
          <table:table-cell table:style-name="ce218" office:value-type="float" office:value="4" calcext:value-type="float">
            <text:p>4</text:p>
          </table:table-cell>
          <table:table-cell table:style-name="ce204"/>
          <table:table-cell table:formula="of:=SUM([.E25:.E35])" office:value-type="time" office:time-value="PT38H45M00S" calcext:value-type="time">
            <text:p>38.45.00</text:p>
          </table:table-cell>
          <table:table-cell table:formula="of:=SUM([.F25:.F35])" office:value-type="float" office:value="38.75" calcext:value-type="float">
            <text:p>38,75</text:p>
          </table:table-cell>
          <table:table-cell table:style-name="ce218"/>
          <table:table-cell table:formula="of:=[.F37]/8" office:value-type="float" office:value="4.84375" calcext:value-type="float">
            <text:p>4,84375</text:p>
          </table:table-cell>
          <table:table-cell table:number-columns-repeated="4"/>
        </table:table-row>
        <table:table-row table:style-name="ro7">
          <table:table-cell table:style-name="ce204" table:number-columns-repeated="4"/>
          <table:table-cell table:style-name="ce223"/>
          <table:table-cell table:style-name="ce227"/>
          <table:table-cell table:style-name="ce204" table:number-columns-repeated="2"/>
          <table:table-cell table:number-columns-repeated="4"/>
        </table:table-row>
        <table:table-row table:style-name="ro7">
          <table:table-cell table:style-name="ce210" office:value-type="date" office:date-value="2023-05-23" calcext:value-type="date">
            <text:p>mag-23</text:p>
          </table:table-cell>
          <table:table-cell office:value-type="float" office:value="10.15" calcext:value-type="float">
            <text:p>10,15</text:p>
          </table:table-cell>
          <table:table-cell table:number-columns-repeated="2"/>
          <table:table-cell office:value-type="time" office:time-value="PT10H15M00S" calcext:value-type="time">
            <text:p>10.15.00</text:p>
          </table:table-cell>
          <table:table-cell table:formula="of:=VALUE([.E39])*24" office:value-type="float" office:value="10.25" calcext:value-type="float">
            <text:p>10,25</text:p>
          </table:table-cell>
          <table:table-cell/>
          <table:table-cell table:style-name="ce211"/>
          <table:table-cell table:number-columns-repeated="4"/>
        </table:table-row>
        <table:table-row table:style-name="ro7">
          <table:table-cell table:style-name="ce210"/>
          <table:table-cell office:value-type="float" office:value="-1.45" calcext:value-type="float">
            <text:p>-1,45</text:p>
          </table:table-cell>
          <table:table-cell table:number-columns-repeated="2"/>
          <table:table-cell office:value-type="time" office:time-value="-PT01H45M00S" calcext:value-type="time">
            <text:p>-1.45.00</text:p>
          </table:table-cell>
          <table:table-cell table:formula="of:=VALUE([.E40])*24" office:value-type="float" office:value="-1.75" calcext:value-type="float">
            <text:p>-1,75</text:p>
          </table:table-cell>
          <table:table-cell/>
          <table:table-cell table:style-name="ce211"/>
          <table:table-cell table:number-columns-repeated="4"/>
        </table:table-row>
        <table:table-row table:style-name="ro7">
          <table:table-cell table:style-name="ce205" office:value-type="string" calcext:value-type="string">
            <text:p>giug-23</text:p>
          </table:table-cell>
          <table:table-cell office:value-type="float" office:value="7.15" calcext:value-type="float">
            <text:p>7,15</text:p>
          </table:table-cell>
          <table:table-cell table:number-columns-repeated="2"/>
          <table:table-cell office:value-type="time" office:time-value="PT07H15M00S" calcext:value-type="time">
            <text:p>7.15.00</text:p>
          </table:table-cell>
          <table:table-cell table:formula="of:=VALUE([.E41])*24" office:value-type="float" office:value="7.25" calcext:value-type="float">
            <text:p>7,25</text:p>
          </table:table-cell>
          <table:table-cell/>
          <table:table-cell table:style-name="ce211"/>
          <table:table-cell table:number-columns-repeated="4"/>
        </table:table-row>
        <table:table-row table:style-name="ro7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 table:number-columns-repeated="2"/>
          <table:table-cell table:style-name="ce204"/>
          <table:table-cell table:formula="of:=SUM([.E39:.E41])" office:value-type="time" office:time-value="PT15H45M00S" calcext:value-type="time">
            <text:p>15.45.00</text:p>
          </table:table-cell>
          <table:table-cell table:formula="of:=SUM([.F39:.F41])" office:value-type="float" office:value="15.75" calcext:value-type="float">
            <text:p>15,75</text:p>
          </table:table-cell>
          <table:table-cell table:style-name="ce218"/>
          <table:table-cell table:formula="of:=[.F43]/8" office:value-type="float" office:value="1.96875" calcext:value-type="float">
            <text:p>1,96875</text:p>
          </table:table-cell>
          <table:table-cell table:number-columns-repeated="4"/>
        </table:table-row>
        <table:table-row table:style-name="ro7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table:style-name="ce212" office:value-type="string" calcext:value-type="string">
            <text:p>totale complessivo</text:p>
          </table:table-cell>
          <table:table-cell table:number-columns-repeated="3"/>
          <table:table-cell table:style-name="ce225" table:formula="of:=([.E43]+[.E37]+[.E23])" office:value-type="time" office:time-value="PT60H00M00S" calcext:value-type="time">
            <text:p>60.00.00</text:p>
          </table:table-cell>
          <table:table-cell table:style-name="ce230" table:formula="of:=[.F43]+[.F37]+[.F23]" office:value-type="float" office:value="60" calcext:value-type="float">
            <text:p>60,00</text:p>
          </table:table-cell>
          <table:table-cell/>
          <table:table-cell table:style-name="ce233" table:formula="of:=[.F45]/8" office:value-type="float" office:value="7.5" calcext:value-type="float">
            <text:p>7,5</text:p>
          </table:table-cell>
          <table:table-cell table:number-columns-repeated="4"/>
        </table:table-row>
        <table:table-row table:style-name="ro7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office:value-type="date" office:date-value="2023-07-23" calcext:value-type="date">
            <text:p>lug-23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table:style-name="ce222" office:value-type="time" office:time-value="PT09H15M00S" calcext:value-type="time">
            <text:p>9.15.00</text:p>
          </table:table-cell>
          <table:table-cell table:formula="of:=VALUE([.E47])*24" office:value-type="float" office:value="9.25" calcext:value-type="float">
            <text:p>9,25</text:p>
          </table:table-cell>
          <table:table-cell/>
          <table:table-cell table:formula="of:=[.F47]/8" office:value-type="float" office:value="1.15625" calcext:value-type="float">
            <text:p>1,15625</text:p>
          </table:table-cell>
          <table:table-cell table:number-columns-repeated="4"/>
        </table:table-row>
        <table:table-row table:style-name="ro7">
          <table:table-cell office:value-type="date" office:date-value="2023-08-23" calcext:value-type="date">
            <text:p>ago-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22" office:value-type="time" office:time-value="PT02H00M00S" calcext:value-type="time">
            <text:p>2.00.00</text:p>
          </table:table-cell>
          <table:table-cell table:formula="of:=VALUE([.E48])*24" office:value-type="float" office:value="2" calcext:value-type="float">
            <text:p>2,00</text:p>
          </table:table-cell>
          <table:table-cell/>
          <table:table-cell table:formula="of:=[.F48]/8" office:value-type="float" office:value="0.25" calcext:value-type="float">
            <text:p>0,25</text:p>
          </table:table-cell>
          <table:table-cell table:number-columns-repeated="4"/>
        </table:table-row>
        <table:table-row table:style-name="ro7">
          <table:table-cell table:style-name="ce211"/>
          <table:table-cell table:formula="of:=-38.45" office:value-type="float" office:value="-38.45" calcext:value-type="float">
            <text:p>-38,45</text:p>
          </table:table-cell>
          <table:table-cell table:number-columns-repeated="2"/>
          <table:table-cell office:value-type="time" office:time-value="-PT38H45M00S" calcext:value-type="time">
            <text:p>-38.45.00</text:p>
          </table:table-cell>
          <table:table-cell table:formula="of:=VALUE([.E49])*24" office:value-type="float" office:value="-38.75" calcext:value-type="float">
            <text:p>-38,75</text:p>
          </table:table-cell>
          <table:table-cell/>
          <table:table-cell table:formula="of:=[.F49]/8" office:value-type="float" office:value="-4.84375" calcext:value-type="float">
            <text:p>-4,84375</text:p>
          </table:table-cell>
          <table:table-cell table:number-columns-repeated="4"/>
        </table:table-row>
        <table:table-row table:style-name="ro7">
          <table:table-cell table:style-name="ce207"/>
          <table:table-cell table:style-name="ce218" table:number-columns-repeated="2"/>
          <table:table-cell table:style-name="ce204"/>
          <table:table-cell table:number-columns-repeated="2"/>
          <table:table-cell table:style-name="ce218"/>
          <table:table-cell table:number-columns-repeated="5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 table:number-columns-repeated="2"/>
          <table:table-cell table:style-name="ce204"/>
          <table:table-cell table:formula="of:=SUM([.E47:.E49])" office:value-type="time" office:time-value="-PT27H30M00S" calcext:value-type="time">
            <text:p>-27.30.00</text:p>
          </table:table-cell>
          <table:table-cell table:formula="of:=SUM([.F47:.F49])" office:value-type="float" office:value="-27.5" calcext:value-type="float">
            <text:p>-27,50</text:p>
          </table:table-cell>
          <table:table-cell table:style-name="ce218"/>
          <table:table-cell table:formula="of:=[.F51]/8" office:value-type="float" office:value="-3.4375" calcext:value-type="float">
            <text:p>-3,4375</text:p>
          </table:table-cell>
          <table:table-cell table:number-columns-repeated="4"/>
        </table:table-row>
        <table:table-row table:style-name="ro7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table:style-name="ce212" office:value-type="string" calcext:value-type="string">
            <text:p>totale complessivo</text:p>
          </table:table-cell>
          <table:table-cell table:number-columns-repeated="3"/>
          <table:table-cell table:style-name="ce225" table:formula="of:=[.E45]+[.E51]" office:value-type="time" office:time-value="PT32H30M00S" calcext:value-type="time">
            <text:p>32.30.00</text:p>
          </table:table-cell>
          <table:table-cell table:style-name="ce230" table:formula="of:=[.F45]+[.F51]" office:value-type="float" office:value="32.5" calcext:value-type="float">
            <text:p>32,50</text:p>
          </table:table-cell>
          <table:table-cell/>
          <table:table-cell table:style-name="ce233" table:formula="of:=[.F53]/8" office:value-type="float" office:value="4.0625" calcext:value-type="float">
            <text:p>4,0625</text:p>
          </table:table-cell>
          <table:table-cell table:number-columns-repeated="4"/>
        </table:table-row>
        <table:table-row table:style-name="ro7" table:number-rows-repeated="2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office:value-type="date" office:date-value="2023-09-23" calcext:value-type="date">
            <text:p>set-23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56])*24" office:value-type="float" office:value="5.25" calcext:value-type="float">
            <text:p>5,25</text:p>
          </table:table-cell>
          <table:table-cell/>
          <table:table-cell table:formula="of:=[.F56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office:value-type="date" office:date-value="2023-10-23" calcext:value-type="date">
            <text:p>ott-23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57])*24" office:value-type="float" office:value="5.25" calcext:value-type="float">
            <text:p>5,25</text:p>
          </table:table-cell>
          <table:table-cell/>
          <table:table-cell table:formula="of:=[.F57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1"/>
          <table:table-cell office:value-type="float" office:value="-10" calcext:value-type="float">
            <text:p>-10</text:p>
          </table:table-cell>
          <table:table-cell table:number-columns-repeated="2"/>
          <table:table-cell office:value-type="time" office:time-value="-PT10H00M00S" calcext:value-type="time">
            <text:p>-10.00.00</text:p>
          </table:table-cell>
          <table:table-cell table:formula="of:=VALUE([.E58])*24" office:value-type="float" office:value="-10" calcext:value-type="float">
            <text:p>-10,00</text:p>
          </table:table-cell>
          <table:table-cell/>
          <table:table-cell table:formula="of:=[.F58]/8" office:value-type="float" office:value="-1.25" calcext:value-type="float">
            <text:p>-1,25</text:p>
          </table:table-cell>
          <table:table-cell table:number-columns-repeated="4"/>
        </table:table-row>
        <table:table-row table:style-name="ro7">
          <table:table-cell table:style-name="ce207"/>
          <table:table-cell table:style-name="ce218" table:number-columns-repeated="2"/>
          <table:table-cell table:style-name="ce204"/>
          <table:table-cell table:number-columns-repeated="2"/>
          <table:table-cell table:style-name="ce218"/>
          <table:table-cell table:number-columns-repeated="5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 table:number-columns-repeated="2"/>
          <table:table-cell table:style-name="ce204"/>
          <table:table-cell table:formula="of:=SUM([.E56:.E58])" office:value-type="time" office:time-value="PT00H30M00S" calcext:value-type="time">
            <text:p>0.30.00</text:p>
          </table:table-cell>
          <table:table-cell table:formula="of:=SUM([.F56:.F58])" office:value-type="float" office:value="0.5" calcext:value-type="float">
            <text:p>0,50</text:p>
          </table:table-cell>
          <table:table-cell table:style-name="ce218"/>
          <table:table-cell table:formula="of:=[.F60]/8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7">
          <table:table-cell table:style-name="ce207"/>
          <table:table-cell table:style-name="ce218" table:number-columns-repeated="2"/>
          <table:table-cell table:style-name="ce204"/>
          <table:table-cell table:number-columns-repeated="2"/>
          <table:table-cell table:style-name="ce218"/>
          <table:table-cell table:number-columns-repeated="5"/>
        </table:table-row>
        <table:table-row table:style-name="ro7">
          <table:table-cell table:style-name="ce212" office:value-type="string" calcext:value-type="string">
            <text:p>totale complessivo</text:p>
          </table:table-cell>
          <table:table-cell table:number-columns-repeated="3"/>
          <table:table-cell table:style-name="ce225" table:formula="of:=[.E53]+[.E60]" office:value-type="time" office:time-value="PT33H00M00S" calcext:value-type="time">
            <text:p>33.00.00</text:p>
          </table:table-cell>
          <table:table-cell table:style-name="ce230" table:formula="of:=[.F53]+[.F60]" office:value-type="float" office:value="33" calcext:value-type="float">
            <text:p>33,00</text:p>
          </table:table-cell>
          <table:table-cell/>
          <table:table-cell table:style-name="ce233" table:formula="of:=[.F62]/8" office:value-type="float" office:value="4.125" calcext:value-type="float">
            <text:p>4,125</text:p>
          </table:table-cell>
          <table:table-cell table:number-columns-repeated="4"/>
        </table:table-row>
        <table:table-row table:style-name="ro7" table:number-rows-repeated="2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office:value-type="date" office:date-value="2023-11-23" calcext:value-type="date">
            <text:p>nov-23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65])*24" office:value-type="float" office:value="5.25" calcext:value-type="float">
            <text:p>5,25</text:p>
          </table:table-cell>
          <table:table-cell/>
          <table:table-cell table:formula="of:=[.F65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1" office:value-type="string" calcext:value-type="string">
            <text:p>forzati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time" office:time-value="PT40H00M00S" calcext:value-type="time">
            <text:p>40.00.00</text:p>
          </table:table-cell>
          <table:table-cell table:formula="of:=VALUE([.E66])*24" office:value-type="float" office:value="40" calcext:value-type="float">
            <text:p>40,00</text:p>
          </table:table-cell>
          <table:table-cell/>
          <table:table-cell table:formula="of:=[.F66]/8" office:value-type="float" office:value="5" calcext:value-type="float">
            <text:p>5</text:p>
          </table:table-cell>
          <table:table-cell table:number-columns-repeated="4"/>
        </table:table-row>
        <table:table-row table:style-name="ro7">
          <table:table-cell office:value-type="date" office:date-value="2023-12-23" calcext:value-type="date">
            <text:p>dic-2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table:style-name="ce222" office:value-type="time" office:time-value="PT03H30M00S" calcext:value-type="time">
            <text:p>3.30.00</text:p>
          </table:table-cell>
          <table:table-cell table:formula="of:=VALUE([.E67])*24" office:value-type="float" office:value="3.5" calcext:value-type="float">
            <text:p>3,50</text:p>
          </table:table-cell>
          <table:table-cell/>
          <table:table-cell table:formula="of:=[.F67]/8" office:value-type="float" office:value="0.4375" calcext:value-type="float">
            <text:p>0,4375</text:p>
          </table:table-cell>
          <table:table-cell table:number-columns-repeated="4"/>
        </table:table-row>
        <table:table-row table:style-name="ro7">
          <table:table-cell table:style-name="ce211"/>
          <table:table-cell table:formula="of:=-8.45" office:value-type="float" office:value="-8.45" calcext:value-type="float">
            <text:p>-8,45</text:p>
          </table:table-cell>
          <table:table-cell table:number-columns-repeated="2"/>
          <table:table-cell office:value-type="time" office:time-value="-PT08H45M00S" calcext:value-type="time">
            <text:p>-8.45.00</text:p>
          </table:table-cell>
          <table:table-cell table:formula="of:=VALUE([.E68])*24" office:value-type="float" office:value="-8.75" calcext:value-type="float">
            <text:p>-8,75</text:p>
          </table:table-cell>
          <table:table-cell/>
          <table:table-cell table:formula="of:=[.F68]/8" office:value-type="float" office:value="-1.09375" calcext:value-type="float">
            <text:p>-1,09375</text:p>
          </table:table-cell>
          <table:table-cell table:number-columns-repeated="4"/>
        </table:table-row>
        <table:table-row table:style-name="ro7">
          <table:table-cell table:style-name="ce214" office:value-type="string" calcext:value-type="string">
            <text:p>forzati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time" office:time-value="PT64H00M00S" calcext:value-type="time">
            <text:p>64.00.00</text:p>
          </table:table-cell>
          <table:table-cell table:formula="of:=VALUE([.E69])*24" office:value-type="float" office:value="64" calcext:value-type="float">
            <text:p>64,00</text:p>
          </table:table-cell>
          <table:table-cell/>
          <table:table-cell table:formula="of:=[.F69]/8" office:value-type="float" office:value="8" calcext:value-type="float">
            <text:p>8</text:p>
          </table:table-cell>
          <table:table-cell table:number-columns-repeated="4"/>
        </table:table-row>
        <table:table-row table:style-name="ro7">
          <table:table-cell table:style-name="ce207"/>
          <table:table-cell table:style-name="ce218" table:number-columns-repeated="2"/>
          <table:table-cell table:style-name="ce204"/>
          <table:table-cell table:number-columns-repeated="2"/>
          <table:table-cell table:style-name="ce218"/>
          <table:table-cell table:number-columns-repeated="5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 table:number-columns-repeated="2"/>
          <table:table-cell table:style-name="ce204"/>
          <table:table-cell table:formula="of:=SUM([.E65:.E69])" office:value-type="time" office:time-value="PT104H00M00S" calcext:value-type="time">
            <text:p>104.00.00</text:p>
          </table:table-cell>
          <table:table-cell table:formula="of:=SUM([.F65:.F69])" office:value-type="float" office:value="104" calcext:value-type="float">
            <text:p>104,00</text:p>
          </table:table-cell>
          <table:table-cell table:style-name="ce218"/>
          <table:table-cell table:formula="of:=[.F71]/8" office:value-type="float" office:value="13" calcext:value-type="float">
            <text:p>13</text:p>
          </table:table-cell>
          <table:table-cell table:number-columns-repeated="4"/>
        </table:table-row>
        <table:table-row table:style-name="ro7">
          <table:table-cell table:style-name="ce207"/>
          <table:table-cell table:style-name="ce218" table:number-columns-repeated="2"/>
          <table:table-cell table:style-name="ce204"/>
          <table:table-cell table:number-columns-repeated="2"/>
          <table:table-cell table:style-name="ce218"/>
          <table:table-cell table:number-columns-repeated="5"/>
        </table:table-row>
        <table:table-row table:style-name="ro7">
          <table:table-cell table:style-name="ce212" office:value-type="string" calcext:value-type="string">
            <text:p>totale complessivo</text:p>
          </table:table-cell>
          <table:table-cell table:number-columns-repeated="3"/>
          <table:table-cell table:style-name="ce225" table:formula="of:=[.E62]+[.E71]" office:value-type="time" office:time-value="PT137H00M00S" calcext:value-type="time">
            <text:p>137.00.00</text:p>
          </table:table-cell>
          <table:table-cell table:style-name="ce230" table:formula="of:=[.F62]+[.F71]" office:value-type="float" office:value="137" calcext:value-type="float">
            <text:p>137,00</text:p>
          </table:table-cell>
          <table:table-cell/>
          <table:table-cell table:style-name="ce233" table:formula="of:=[.F73]/8" office:value-type="float" office:value="17.125" calcext:value-type="float">
            <text:p>17,125</text:p>
          </table:table-cell>
          <table:table-cell table:number-columns-repeated="4"/>
        </table:table-row>
        <table:table-row table:style-name="ro7" table:number-rows-repeated="2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7">
          <table:table-cell office:value-type="date" office:date-value="2024-01-24" calcext:value-type="date">
            <text:p>gen-2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style-name="ce222" office:value-type="time" office:time-value="PT05H30M00S" calcext:value-type="time">
            <text:p>5.30.00</text:p>
          </table:table-cell>
          <table:table-cell table:formula="of:=VALUE([.E76])*24" office:value-type="float" office:value="5.5" calcext:value-type="float">
            <text:p>5,50</text:p>
          </table:table-cell>
          <table:table-cell/>
          <table:table-cell table:formula="of:=[.F76]/8" office:value-type="float" office:value="0.6875" calcext:value-type="float">
            <text:p>0,6875</text:p>
          </table:table-cell>
          <table:table-cell table:number-columns-repeated="4"/>
        </table:table-row>
        <table:table-row table:style-name="ro7">
          <table:table-cell/>
          <table:table-cell table:formula="of:=-0.45" office:value-type="float" office:value="-0.45" calcext:value-type="float">
            <text:p>-0,45</text:p>
          </table:table-cell>
          <table:table-cell table:number-columns-repeated="2"/>
          <table:table-cell office:value-type="time" office:time-value="-PT00H45M00S" calcext:value-type="time">
            <text:p>-0.45.00</text:p>
          </table:table-cell>
          <table:table-cell table:formula="of:=VALUE([.E77])*24" office:value-type="float" office:value="-0.75" calcext:value-type="float">
            <text:p>-0,75</text:p>
          </table:table-cell>
          <table:table-cell/>
          <table:table-cell table:formula="of:=[.F77]/8" office:value-type="float" office:value="-0.09375" calcext:value-type="float">
            <text:p>-0,09375</text:p>
          </table:table-cell>
          <table:table-cell table:number-columns-repeated="4"/>
        </table:table-row>
        <table:table-row table:style-name="ro7">
          <table:table-cell office:value-type="date" office:date-value="2024-02-24" calcext:value-type="date">
            <text:p>feb-24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78])*24" office:value-type="float" office:value="5.25" calcext:value-type="float">
            <text:p>5,25</text:p>
          </table:table-cell>
          <table:table-cell/>
          <table:table-cell table:formula="of:=[.F78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office:value-type="date" office:date-value="2024-03-24" calcext:value-type="date">
            <text:p>mar-24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style-name="ce222" office:value-type="time" office:time-value="PT06H15M00S" calcext:value-type="time">
            <text:p>6.15.00</text:p>
          </table:table-cell>
          <table:table-cell table:formula="of:=VALUE([.E79])*24" office:value-type="float" office:value="6.25" calcext:value-type="float">
            <text:p>6,25</text:p>
          </table:table-cell>
          <table:table-cell/>
          <table:table-cell table:formula="of:=[.F79]/8" office:value-type="float" office:value="0.78125" calcext:value-type="float">
            <text:p>0,78125</text:p>
          </table:table-cell>
          <table:table-cell table:number-columns-repeated="4"/>
        </table:table-row>
        <table:table-row table:style-name="ro7">
          <table:table-cell office:value-type="date" office:date-value="2024-04-24" calcext:value-type="date">
            <text:p>apr-24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style-name="ce222" office:value-type="time" office:time-value="PT04H45M00S" calcext:value-type="time">
            <text:p>4.45.00</text:p>
          </table:table-cell>
          <table:table-cell table:formula="of:=VALUE([.E80])*24" office:value-type="float" office:value="4.75" calcext:value-type="float">
            <text:p>4,75</text:p>
          </table:table-cell>
          <table:table-cell/>
          <table:table-cell table:formula="of:=[.F80]/8" office:value-type="float" office:value="0.59375" calcext:value-type="float">
            <text:p>0,59375</text:p>
          </table:table-cell>
          <table:table-cell table:number-columns-repeated="4"/>
        </table:table-row>
        <table:table-row table:style-name="ro7">
          <table:table-cell/>
          <table:table-cell table:formula="of:=-8" office:value-type="float" office:value="-8" calcext:value-type="float">
            <text:p>-8</text:p>
          </table:table-cell>
          <table:table-cell table:number-columns-repeated="2"/>
          <table:table-cell office:value-type="time" office:time-value="-PT08H00M00S" calcext:value-type="time">
            <text:p>-8.00.00</text:p>
          </table:table-cell>
          <table:table-cell table:style-name="ce231" table:formula="of:=VALUE([.E81])*24" office:value-type="float" office:value="-8" calcext:value-type="float">
            <text:p>-8</text:p>
          </table:table-cell>
          <table:table-cell/>
          <table:table-cell table:formula="of:=[.F81]/8" office:value-type="float" office:value="-1" calcext:value-type="float">
            <text:p>-1</text:p>
          </table:table-cell>
          <table:table-cell table:number-columns-repeated="4"/>
        </table:table-row>
        <table:table-row table:style-name="ro7">
          <table:table-cell office:value-type="date" office:date-value="2024-05-24" calcext:value-type="date">
            <text:p>mag-24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82])*24" office:value-type="float" office:value="5.25" calcext:value-type="float">
            <text:p>5,25</text:p>
          </table:table-cell>
          <table:table-cell/>
          <table:table-cell table:formula="of:=[.F82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office:value-type="date" office:date-value="2024-06-24" calcext:value-type="date">
            <text:p>giu-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22" office:value-type="time" office:time-value="PT05H00M00S" calcext:value-type="time">
            <text:p>5.00.00</text:p>
          </table:table-cell>
          <table:table-cell table:formula="of:=VALUE([.E83])*24" office:value-type="float" office:value="5" calcext:value-type="float">
            <text:p>5,00</text:p>
          </table:table-cell>
          <table:table-cell/>
          <table:table-cell table:formula="of:=[.F83]/8" office:value-type="float" office:value="0.625" calcext:value-type="float">
            <text:p>0,625</text:p>
          </table:table-cell>
          <table:table-cell table:number-columns-repeated="4"/>
        </table:table-row>
        <table:table-row table:style-name="ro7">
          <table:table-cell/>
          <table:table-cell table:formula="of:=-1" office:value-type="float" office:value="-1" calcext:value-type="float">
            <text:p>-1</text:p>
          </table:table-cell>
          <table:table-cell table:number-columns-repeated="2"/>
          <table:table-cell office:value-type="time" office:time-value="-PT01H00M00S" calcext:value-type="time">
            <text:p>-1.00.00</text:p>
          </table:table-cell>
          <table:table-cell table:formula="of:=VALUE([.E84])*24" office:value-type="float" office:value="-1" calcext:value-type="float">
            <text:p>-1,00</text:p>
          </table:table-cell>
          <table:table-cell/>
          <table:table-cell table:formula="of:=[.F84]/8" office:value-type="float" office:value="-0.125" calcext:value-type="float">
            <text:p>-0,125</text:p>
          </table:table-cell>
          <table:table-cell table:number-columns-repeated="4"/>
        </table:table-row>
        <table:table-row table:style-name="ro7">
          <table:table-cell office:value-type="date" office:date-value="2024-07-24" calcext:value-type="date">
            <text:p>lug-24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style-name="ce222" office:value-type="time" office:time-value="PT05H45M00S" calcext:value-type="time">
            <text:p>5.45.00</text:p>
          </table:table-cell>
          <table:table-cell table:formula="of:=VALUE([.E85])*24" office:value-type="float" office:value="5.75" calcext:value-type="float">
            <text:p>5,75</text:p>
          </table:table-cell>
          <table:table-cell/>
          <table:table-cell table:formula="of:=[.F85]/8" office:value-type="float" office:value="0.71875" calcext:value-type="float">
            <text:p>0,71875</text:p>
          </table:table-cell>
          <table:table-cell table:number-columns-repeated="4"/>
        </table:table-row>
        <table:table-row table:style-name="ro7">
          <table:table-cell/>
          <table:table-cell table:formula="of:=-4" office:value-type="float" office:value="-4" calcext:value-type="float">
            <text:p>-4</text:p>
          </table:table-cell>
          <table:table-cell table:number-columns-repeated="2"/>
          <table:table-cell office:value-type="time" office:time-value="-PT04H00M00S" calcext:value-type="time">
            <text:p>-4.00.00</text:p>
          </table:table-cell>
          <table:table-cell table:formula="of:=VALUE([.E86])*24" office:value-type="float" office:value="-4" calcext:value-type="float">
            <text:p>-4,00</text:p>
          </table:table-cell>
          <table:table-cell/>
          <table:table-cell table:formula="of:=[.F86]/8" office:value-type="float" office:value="-0.5" calcext:value-type="float">
            <text:p>-0,5</text:p>
          </table:table-cell>
          <table:table-cell table:number-columns-repeated="4"/>
        </table:table-row>
        <table:table-row table:style-name="ro7">
          <table:table-cell office:value-type="date" office:date-value="2024-08-24" calcext:value-type="date">
            <text:p>ago-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22" office:value-type="time" office:time-value="PT03H00M00S" calcext:value-type="time">
            <text:p>3.00.00</text:p>
          </table:table-cell>
          <table:table-cell table:formula="of:=VALUE([.E87])*24" office:value-type="float" office:value="3" calcext:value-type="float">
            <text:p>3,00</text:p>
          </table:table-cell>
          <table:table-cell/>
          <table:table-cell table:formula="of:=[.F87]/8" office:value-type="float" office:value="0.375" calcext:value-type="float">
            <text:p>0,375</text:p>
          </table:table-cell>
          <table:table-cell table:number-columns-repeated="4"/>
        </table:table-row>
        <table:table-row table:style-name="ro7">
          <table:table-cell office:value-type="date" office:date-value="2024-09-24" calcext:value-type="date">
            <text:p>set-24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88])*24" office:value-type="float" office:value="5.25" calcext:value-type="float">
            <text:p>5,25</text:p>
          </table:table-cell>
          <table:table-cell/>
          <table:table-cell table:formula="of:=[.F88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1"/>
          <table:table-cell table:formula="of:=-1" office:value-type="float" office:value="-1" calcext:value-type="float">
            <text:p>-1</text:p>
          </table:table-cell>
          <table:table-cell table:number-columns-repeated="2"/>
          <table:table-cell office:value-type="time" office:time-value="-PT01H00M00S" calcext:value-type="time">
            <text:p>-1.00.00</text:p>
          </table:table-cell>
          <table:table-cell table:formula="of:=VALUE([.E89])*24" office:value-type="float" office:value="-1" calcext:value-type="float">
            <text:p>-1,00</text:p>
          </table:table-cell>
          <table:table-cell/>
          <table:table-cell table:formula="of:=[.F89]/8" office:value-type="float" office:value="-0.125" calcext:value-type="float">
            <text:p>-0,125</text:p>
          </table:table-cell>
          <table:table-cell table:number-columns-repeated="4"/>
        </table:table-row>
        <table:table-row table:style-name="ro7">
          <table:table-cell office:value-type="date" office:date-value="2024-10-24" calcext:value-type="date">
            <text:p>ott-2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style-name="ce222" office:value-type="time" office:time-value="PT05H30M00S" calcext:value-type="time">
            <text:p>5.30.00</text:p>
          </table:table-cell>
          <table:table-cell table:formula="of:=VALUE([.E90])*24" office:value-type="float" office:value="5.5" calcext:value-type="float">
            <text:p>5,50</text:p>
          </table:table-cell>
          <table:table-cell/>
          <table:table-cell table:formula="of:=[.F90]/8" office:value-type="float" office:value="0.6875" calcext:value-type="float">
            <text:p>0,6875</text:p>
          </table:table-cell>
          <table:table-cell table:number-columns-repeated="4"/>
        </table:table-row>
        <table:table-row table:style-name="ro7">
          <table:table-cell table:style-name="ce215" office:value-type="date" office:date-value="2024-11-01" calcext:value-type="date">
            <text:p>nov-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22" office:value-type="time" office:time-value="PT05H00M00S" calcext:value-type="time">
            <text:p>5.00.00</text:p>
          </table:table-cell>
          <table:table-cell table:formula="of:=VALUE([.E91])*24" office:value-type="float" office:value="5" calcext:value-type="float">
            <text:p>5,00</text:p>
          </table:table-cell>
          <table:table-cell/>
          <table:table-cell table:formula="of:=[.F91]/8" office:value-type="float" office:value="0.625" calcext:value-type="float">
            <text:p>0,625</text:p>
          </table:table-cell>
          <table:table-cell table:number-columns-repeated="4"/>
        </table:table-row>
        <table:table-row table:style-name="ro7">
          <table:table-cell table:style-name="ce215" office:value-type="date" office:date-value="2024-12-01" calcext:value-type="date">
            <text:p>dic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time" office:time-value="PT04H00M00S" calcext:value-type="time">
            <text:p>4.00.00</text:p>
          </table:table-cell>
          <table:table-cell table:formula="of:=VALUE([.E92])*24" office:value-type="float" office:value="4" calcext:value-type="float">
            <text:p>4,00</text:p>
          </table:table-cell>
          <table:table-cell/>
          <table:table-cell table:formula="of:=[.F92]/8" office:value-type="float" office:value="0.5" calcext:value-type="float">
            <text:p>0,5</text:p>
          </table:table-cell>
          <table:table-cell table:number-columns-repeated="4"/>
        </table:table-row>
        <table:table-row table:style-name="ro7">
          <table:table-cell table:style-name="ce215" office:value-type="date" office:date-value="2025-01-01" calcext:value-type="date">
            <text:p>gen-25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93])*24" office:value-type="float" office:value="5.25" calcext:value-type="float">
            <text:p>5,25</text:p>
          </table:table-cell>
          <table:table-cell/>
          <table:table-cell table:formula="of:=[.F93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2-01" calcext:value-type="date">
            <text:p>feb-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22" office:value-type="time" office:time-value="PT05H00M00S" calcext:value-type="time">
            <text:p>5.00.00</text:p>
          </table:table-cell>
          <table:table-cell table:formula="of:=VALUE([.E94])*24" office:value-type="float" office:value="5" calcext:value-type="float">
            <text:p>5,00</text:p>
          </table:table-cell>
          <table:table-cell/>
          <table:table-cell table:formula="of:=[.F94]/8" office:value-type="float" office:value="0.625" calcext:value-type="float">
            <text:p>0,62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3-01" calcext:value-type="date">
            <text:p>mar-25</text:p>
          </table:table-cell>
          <table:table-cell office:value-type="float" office:value="5.15" calcext:value-type="float">
            <text:p>5,15</text:p>
          </table:table-cell>
          <table:table-cell table:style-name="ce218"/>
          <table:table-cell table:style-name="ce204"/>
          <table:table-cell table:style-name="ce222" office:value-type="time" office:time-value="PT05H15M00S" calcext:value-type="time">
            <text:p>5.15.00</text:p>
          </table:table-cell>
          <table:table-cell table:formula="of:=VALUE([.E95])*24" office:value-type="float" office:value="5.25" calcext:value-type="float">
            <text:p>5,25</text:p>
          </table:table-cell>
          <table:table-cell/>
          <table:table-cell table:formula="of:=[.F95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4-01" calcext:value-type="date">
            <text:p>apr-25</text:p>
          </table:table-cell>
          <table:table-cell office:value-type="float" office:value="5.15" calcext:value-type="float">
            <text:p>5,15</text:p>
          </table:table-cell>
          <table:table-cell table:style-name="ce218"/>
          <table:table-cell table:style-name="ce204"/>
          <table:table-cell table:style-name="ce222" office:value-type="time" office:time-value="PT05H15M00S" calcext:value-type="time">
            <text:p>5.15.00</text:p>
          </table:table-cell>
          <table:table-cell table:formula="of:=VALUE([.E96])*24" office:value-type="float" office:value="5.25" calcext:value-type="float">
            <text:p>5,25</text:p>
          </table:table-cell>
          <table:table-cell/>
          <table:table-cell table:formula="of:=[.F96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6"/>
          <table:table-cell office:value-type="float" office:value="-7" calcext:value-type="float">
            <text:p>-7</text:p>
          </table:table-cell>
          <table:table-cell table:style-name="ce218"/>
          <table:table-cell table:style-name="ce204"/>
          <table:table-cell office:value-type="time" office:time-value="-PT07H00M00S" calcext:value-type="time">
            <text:p>-7.00.00</text:p>
          </table:table-cell>
          <table:table-cell table:formula="of:=VALUE([.E97])*24" office:value-type="float" office:value="-7" calcext:value-type="float">
            <text:p>-7,00</text:p>
          </table:table-cell>
          <table:table-cell/>
          <table:table-cell table:formula="of:=[.F97]/8" office:value-type="float" office:value="-0.875" calcext:value-type="float">
            <text:p>-0,87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5-01" calcext:value-type="date">
            <text:p>mag-25</text:p>
          </table:table-cell>
          <table:table-cell office:value-type="float" office:value="5" calcext:value-type="float">
            <text:p>5</text:p>
          </table:table-cell>
          <table:table-cell table:style-name="ce218"/>
          <table:table-cell table:style-name="ce204"/>
          <table:table-cell table:style-name="ce222" office:value-type="time" office:time-value="PT05H00M00S" calcext:value-type="time">
            <text:p>5.00.00</text:p>
          </table:table-cell>
          <table:table-cell office:value-type="float" office:value="5" calcext:value-type="float">
            <text:p>5,00</text:p>
          </table:table-cell>
          <table:table-cell/>
          <table:table-cell table:formula="of:=[.F98]/8" office:value-type="float" office:value="0.625" calcext:value-type="float">
            <text:p>0,625</text:p>
          </table:table-cell>
          <table:table-cell table:number-columns-repeated="4"/>
        </table:table-row>
        <table:table-row table:style-name="ro7">
          <table:table-cell table:style-name="ce216"/>
          <table:table-cell table:style-name="ce218" office:value-type="float" office:value="-8" calcext:value-type="float">
            <text:p>-8</text:p>
          </table:table-cell>
          <table:table-cell table:style-name="ce218"/>
          <table:table-cell table:style-name="ce204"/>
          <table:table-cell office:value-type="time" office:time-value="-PT08H00M00S" calcext:value-type="time">
            <text:p>-8.00.00</text:p>
          </table:table-cell>
          <table:table-cell table:formula="of:=VALUE([.E99])*24" office:value-type="float" office:value="-8" calcext:value-type="float">
            <text:p>-8,00</text:p>
          </table:table-cell>
          <table:table-cell table:style-name="ce218"/>
          <table:table-cell table:formula="of:=[.F99]/8" office:value-type="float" office:value="-1" calcext:value-type="float">
            <text:p>-1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6-01" calcext:value-type="date">
            <text:p>giu-25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style-name="ce222" office:value-type="time" office:time-value="PT05H45M00S" calcext:value-type="time">
            <text:p>5.45.00</text:p>
          </table:table-cell>
          <table:table-cell table:formula="of:=VALUE([.E100])*24" office:value-type="float" office:value="5.75" calcext:value-type="float">
            <text:p>5,75</text:p>
          </table:table-cell>
          <table:table-cell/>
          <table:table-cell table:formula="of:=[.F100]/8" office:value-type="float" office:value="0.71875" calcext:value-type="float">
            <text:p>0,7187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7-01" calcext:value-type="date">
            <text:p>lug-2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style-name="ce222" office:value-type="time" office:time-value="PT05H30M00S" calcext:value-type="time">
            <text:p>5.30.00</text:p>
          </table:table-cell>
          <table:table-cell table:formula="of:=VALUE([.E101])*24" office:value-type="float" office:value="5.5" calcext:value-type="float">
            <text:p>5,50</text:p>
          </table:table-cell>
          <table:table-cell/>
          <table:table-cell table:formula="of:=[.F101]/8" office:value-type="float" office:value="0.6875" calcext:value-type="float">
            <text:p>0,6875</text:p>
          </table:table-cell>
          <table:table-cell table:number-columns-repeated="4"/>
        </table:table-row>
        <table:table-row table:style-name="ro7">
          <table:table-cell table:style-name="ce216"/>
          <table:table-cell office:value-type="float" office:value="-40" calcext:value-type="float">
            <text:p>-40</text:p>
          </table:table-cell>
          <table:table-cell table:number-columns-repeated="2"/>
          <table:table-cell office:value-type="time" office:time-value="-PT40H00M00S" calcext:value-type="time">
            <text:p>-40.00.00</text:p>
          </table:table-cell>
          <table:table-cell table:formula="of:=VALUE([.E102])*24" office:value-type="float" office:value="-40" calcext:value-type="float">
            <text:p>-40,00</text:p>
          </table:table-cell>
          <table:table-cell/>
          <table:table-cell table:formula="of:=[.F102]/8" office:value-type="float" office:value="-5" calcext:value-type="float">
            <text:p>-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8-01" calcext:value-type="date">
            <text:p>ago-2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table:style-name="ce222" office:value-type="time" office:time-value="PT01H30M00S" calcext:value-type="time">
            <text:p>1.30.00</text:p>
          </table:table-cell>
          <table:table-cell table:formula="of:=VALUE([.E103])*24" office:value-type="float" office:value="1.5" calcext:value-type="float">
            <text:p>1,50</text:p>
          </table:table-cell>
          <table:table-cell/>
          <table:table-cell table:formula="of:=[.F103]/8" office:value-type="float" office:value="0.1875" calcext:value-type="float">
            <text:p>0,187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09-01" calcext:value-type="date">
            <text:p>set-25</text:p>
          </table:table-cell>
          <table:table-cell office:value-type="float" office:value="5.15" calcext:value-type="float">
            <text:p>5,15</text:p>
          </table:table-cell>
          <table:table-cell table:number-columns-repeated="2"/>
          <table:table-cell table:style-name="ce222" office:value-type="time" office:time-value="PT05H15M00S" calcext:value-type="time">
            <text:p>5.15.00</text:p>
          </table:table-cell>
          <table:table-cell table:formula="of:=VALUE([.E104])*24" office:value-type="float" office:value="5.25" calcext:value-type="float">
            <text:p>5,25</text:p>
          </table:table-cell>
          <table:table-cell/>
          <table:table-cell table:formula="of:=[.F104]/8" office:value-type="float" office:value="0.65625" calcext:value-type="float">
            <text:p>0,65625</text:p>
          </table:table-cell>
          <table:table-cell table:number-columns-repeated="4"/>
        </table:table-row>
        <table:table-row table:style-name="ro7">
          <table:table-cell table:style-name="ce216" office:value-type="date" office:date-value="2025-10-01" calcext:value-type="date">
            <text:p>ott-2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style-name="ce222" office:value-type="time" office:time-value="PT05H30M00S" calcext:value-type="time">
            <text:p>5.30.00</text:p>
          </table:table-cell>
          <table:table-cell table:formula="of:=VALUE([.E105])*24" office:value-type="float" office:value="5.5" calcext:value-type="float">
            <text:p>5,50</text:p>
          </table:table-cell>
          <table:table-cell/>
          <table:table-cell table:formula="of:=[.F105]/8" office:value-type="float" office:value="0.6875" calcext:value-type="float">
            <text:p>0,6875</text:p>
          </table:table-cell>
          <table:table-cell table:number-columns-repeated="4"/>
        </table:table-row>
        <table:table-row table:style-name="ro7">
          <table:table-cell table:style-name="ce216"/>
          <table:table-cell table:style-name="ce218" office:value-type="float" office:value="-8" calcext:value-type="float">
            <text:p>-8</text:p>
          </table:table-cell>
          <table:table-cell table:style-name="ce218"/>
          <table:table-cell table:style-name="ce204"/>
          <table:table-cell office:value-type="time" office:time-value="-PT08H00M00S" calcext:value-type="time">
            <text:p>-8.00.00</text:p>
          </table:table-cell>
          <table:table-cell table:formula="of:=VALUE([.E106])*24" office:value-type="float" office:value="-8" calcext:value-type="float">
            <text:p>-8,00</text:p>
          </table:table-cell>
          <table:table-cell table:style-name="ce218"/>
          <table:table-cell table:formula="of:=[.F106]/8" office:value-type="float" office:value="-1" calcext:value-type="float">
            <text:p>-1</text:p>
          </table:table-cell>
          <table:table-cell table:number-columns-repeated="4"/>
        </table:table-row>
        <table:table-row table:style-name="ro7">
          <table:table-cell table:style-name="ce207" office:value-type="string" calcext:value-type="string">
            <text:p>totale parziale</text:p>
          </table:table-cell>
          <table:table-cell table:style-name="ce218" table:number-columns-repeated="2"/>
          <table:table-cell table:style-name="ce204"/>
          <table:table-cell table:formula="of:=SUM([.E76:.E106])" office:value-type="time" office:time-value="PT32H00M00S" calcext:value-type="time">
            <text:p>32.00.00</text:p>
          </table:table-cell>
          <table:table-cell table:formula="of:=SUM([.F76:.F106])" office:value-type="float" office:value="32" calcext:value-type="float">
            <text:p>32,00</text:p>
          </table:table-cell>
          <table:table-cell table:style-name="ce218"/>
          <table:table-cell table:formula="of:=[.F107]/8" office:value-type="float" office:value="4" calcext:value-type="float">
            <text:p>4</text:p>
          </table:table-cell>
          <table:table-cell table:number-columns-repeated="4"/>
        </table:table-row>
        <table:table-row table:style-name="ro7">
          <table:table-cell table:style-name="ce212" office:value-type="string" calcext:value-type="string">
            <text:p>totale complessivo</text:p>
          </table:table-cell>
          <table:table-cell table:number-columns-repeated="3"/>
          <table:table-cell table:style-name="ce225" table:formula="of:=[.E73]+[.E107]" office:value-type="time" office:time-value="PT169H00M00S" calcext:value-type="time">
            <text:p>169.00.00</text:p>
          </table:table-cell>
          <table:table-cell table:style-name="ce230" table:formula="of:=[.F73]+[.F107]" office:value-type="float" office:value="169" calcext:value-type="float">
            <text:p>169,00</text:p>
          </table:table-cell>
          <table:table-cell/>
          <table:table-cell table:style-name="ce233" table:formula="of:=[.F108]/8" office:value-type="float" office:value="21.125" calcext:value-type="float">
            <text:p>21,125</text:p>
          </table:table-cell>
          <table:table-cell/>
          <table:table-cell table:formula="of:=COM.MICROSOFT.FLOOR([.F108]/8;1)" office:value-type="float" office:value="21" calcext:value-type="float">
            <text:p>21</text:p>
          </table:table-cell>
          <table:table-cell table:formula="of:=COM.MICROSOFT.FLOOR(MOD([.F108];8);1)" office:value-type="float" office:value="1" calcext:value-type="float">
            <text:p>1</text:p>
          </table:table-cell>
          <table:table-cell table:formula="of:=(MOD([.F108];8)-[.K108])*60" office:value-type="float" office:value="0" calcext:value-type="float">
            <text:p>0</text:p>
          </table:table-cell>
        </table:table-row>
        <table:table-row table:style-name="ro7">
          <table:table-cell table:style-name="ce211"/>
          <table:table-cell table:number-columns-repeated="3"/>
          <table:table-cell table:style-name="ce224"/>
          <table:table-cell table:style-name="ce230"/>
          <table:table-cell/>
          <table:table-cell table:style-name="ce211"/>
          <table:table-cell table:number-columns-repeated="4"/>
        </table:table-row>
        <table:table-row table:style-name="ro5" table:number-rows-repeated="3">
          <table:table-cell table:style-name="Default" table:number-columns-repeated="12"/>
        </table:table-row>
        <table:table-row table:style-name="ro5">
          <table:table-cell table:style-name="Default" table:number-columns-repeated="4"/>
          <table:table-cell table:style-name="ce226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ique Olive" svg:font-family="'Antique Olive'"/>
    <style:font-face style:name="Antique Olive1" svg:font-family="'Antique Olive'" style:font-family-generic="swiss"/>
    <style:font-face style:name="Arial" svg:font-family="Arial" style:font-family-generic="swiss" style:font-pitch="variable"/>
    <style:font-face style:name="Arial1" svg:font-family="Arial"/>
    <style:font-face style:name="Comic Sans MS" svg:font-family="'Comic Sans MS'" style:font-family-generic="script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0">
      <number:hours/>
      <number:text>:</number:text>
      <number:minute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number-style style:name="N12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€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8P0" style:volatile="true">
      <number:text>€ </number:text>
      <number:number number:decimal-places="2" number:min-decimal-places="2" number:min-integer-digits="1" number:grouping="true"/>
    </number:number-style>
    <number:number-style style:name="N138">
      <number:text>-€ 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€ 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1P0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text>€ 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3P0"/>
    </number:number-style>
    <number:date-style style:name="N144">
      <number:day number:style="long"/>
      <number:text>-</number:text>
      <number:month number:textual="true"/>
    </number:date-style>
    <number:number-style style:name="N145P0" style:volatile="true">
      <number:text>€ </number:text>
      <number:number number:decimal-places="0" number:min-decimal-places="0" number:min-integer-digits="1" number:grouping="true"/>
    </number:number-style>
    <number:number-style style:name="N145">
      <number:text>-€ 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">
      <number:number number:decimal-places="1" number:min-decimal-places="1" number:min-integer-digits="1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69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2" number:language="it" number:country="IT">
      <number:day number:style="long"/>
      <number:text>-</number:text>
      <number:month number:textual="true"/>
    </number:date-style>
    <number:date-style style:name="N10113" number:language="it" number:country="IT">
      <number:month number:textual="true"/>
      <number:text>-</number:text>
      <number:year/>
    </number:date-style>
    <number:time-style style:name="N10114" number:language="it" number:country="IT">
      <number:hours/>
      <number:text>:</number:text>
      <number:minute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it" number:country="IT">
      <number:hours/>
      <number:text>:</number:text>
      <number:minutes number:style="long"/>
    </number:time-style>
    <number:time-style style:name="N10117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8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0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2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2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cm" fo:margin-bottom="1.9cm" fo:margin-left="1.799cm" fo:margin-right="1.799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annotations charts drawings grid objects zero-values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0:21:34.96925196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UTTI" style:display-name="PageStyle_TUT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4:09:17</meta:creation-date>
    <meta:initial-creator>Susanna Albesano</meta:initial-creator>
    <dc:language>it-IT</dc:language>
    <dc:date>2025-11-17T10:28:15.713655271</dc:date>
    <meta:editing-cycles>720</meta:editing-cycles>
    <meta:editing-duration>P3DT17H40M26S</meta:editing-duration>
    <meta:generator>LibreOffice/24.8.1.2$Linux_X86_64 LibreOffice_project/480$Build-2</meta:generator>
    <dc:creator>P D</dc:creator>
    <meta:document-statistic meta:table-count="5" meta:cell-count="694" meta:object-count="0"/>
    <meta:user-defined meta:name="AppVersion">15.0000</meta:user-defined>
  </office:meta>
</office:document-meta>
</file>